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7mm"/>
    </style:style>
    <style:style style:name="co2" style:family="table-column">
      <style:table-column-properties fo:break-before="auto" style:column-width="26.53mm"/>
    </style:style>
    <style:style style:name="co3" style:family="table-column">
      <style:table-column-properties fo:break-before="auto" style:column-width="27.78mm"/>
    </style:style>
    <style:style style:name="co4" style:family="table-column">
      <style:table-column-properties fo:break-before="auto" style:column-width="9.01mm"/>
    </style:style>
    <style:style style:name="co5" style:family="table-column">
      <style:table-column-properties fo:break-before="auto" style:column-width="14.64mm"/>
    </style:style>
    <style:style style:name="co6" style:family="table-column">
      <style:table-column-properties fo:break-before="auto" style:column-width="63.08mm"/>
    </style:style>
    <style:style style:name="co7" style:family="table-column">
      <style:table-column-properties fo:break-before="auto" style:column-width="16.58mm"/>
    </style:style>
    <style:style style:name="co8" style:family="table-column">
      <style:table-column-properties fo:break-before="auto" style:column-width="29.05mm"/>
    </style:style>
    <style:style style:name="co9" style:family="table-column">
      <style:table-column-properties fo:break-before="auto" style:column-width="24.32mm"/>
    </style:style>
    <style:style style:name="co10" style:family="table-column">
      <style:table-column-properties fo:break-before="auto" style:column-width="25.79mm"/>
    </style:style>
    <style:style style:name="co11" style:family="table-column">
      <style:table-column-properties fo:break-before="auto" style:column-width="20.07mm"/>
    </style:style>
    <style:style style:name="co12" style:family="table-column">
      <style:table-column-properties fo:break-before="auto" style:column-width="12.52mm"/>
    </style:style>
    <style:style style:name="co13" style:family="table-column">
      <style:table-column-properties fo:break-before="auto" style:column-width="11.62mm"/>
    </style:style>
    <style:style style:name="co14" style:family="table-column">
      <style:table-column-properties fo:break-before="auto" style:column-width="23.27mm"/>
    </style:style>
    <style:style style:name="co15" style:family="table-column">
      <style:table-column-properties fo:break-before="auto" style:column-width="11.04mm"/>
    </style:style>
    <style:style style:name="co16" style:family="table-column">
      <style:table-column-properties fo:break-before="auto" style:column-width="9.95mm"/>
    </style:style>
    <style:style style:name="co17" style:family="table-column">
      <style:table-column-properties fo:break-before="auto" style:column-width="30.25mm"/>
    </style:style>
    <style:style style:name="co18" style:family="table-column">
      <style:table-column-properties fo:break-before="auto" style:column-width="10.07mm"/>
    </style:style>
    <style:style style:name="co19" style:family="table-column">
      <style:table-column-properties fo:break-before="auto" style:column-width="84.14mm"/>
    </style:style>
    <style:style style:name="ro1" style:family="table-row">
      <style:table-row-properties style:row-height="16.53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fo:color="#000000" style:font-name="Trebuchet MS" fo:font-size="11pt" style:font-size-asian="11pt" style:font-size-complex="11pt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mm"/>
      <style:text-properties fo:color="#000000" style:font-name="Trebuchet MS" fo:font-size="11pt" style:font-size-asian="11pt" style:font-size-complex="11pt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border="0.06pt solid #000000" style:rotation-align="none"/>
      <style:paragraph-properties fo:text-align="start" fo:margin-left="0mm"/>
      <style:text-properties fo:color="#000000" style:font-name="Trebuchet MS" fo:font-size="11pt" style:font-size-asian="11pt" style:font-size-complex="11pt"/>
    </style:style>
    <style:style style:name="ce9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4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13" style:family="table-cell" style:parent-style-name="Default" style:data-style-name="N3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value-type" style:repeat-content="false" fo:background-color="transparent" fo:border="0.06pt solid #000000" style:rotation-align="none"/>
      <style:paragraph-properties fo:margin-left="0mm"/>
      <style:text-properties fo:color="#000000" style:font-name="Trebuchet MS" fo:font-size="11pt" style:font-size-asian="11pt" style:font-size-complex="11pt"/>
    </style:style>
    <style:style style:name="ce15" style:family="table-cell" style:parent-style-name="Default" style:data-style-name="N116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116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17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114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114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14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22" style:family="table-cell" style:parent-style-name="Default" style:data-style-name="N115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 style:data-style-name="N115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4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gt;0" style:apply-style-name="ConditionalStyle_5f_2" style:base-cell-address="Sheet1.U1"/>
    </style:style>
    <style:style style:name="ce25" style:family="table-cell" style:parent-style-name="Default" style:data-style-name="N3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 style:data-style-name="N11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transparent" style:rotation-align="none"/>
      <style:text-properties fo:color="#000000" style:font-name="Trebuchet MS" fo:font-size="11pt" style:font-size-asian="11pt" style:font-size-complex="1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5" table:default-cell-style-name="ce3"/>
        <table:table-column table:style-name="co6" table:default-cell-style-name="ce7"/>
        <table:table-column table:style-name="co7" table:default-cell-style-name="ce3"/>
        <table:table-column table:style-name="co8" table:default-cell-style-name="ce3"/>
        <table:table-column table:style-name="co9" table:default-cell-style-name="ce12"/>
        <table:table-column table:style-name="co10" table:default-cell-style-name="ce14"/>
        <table:table-column table:style-name="co11" table:default-cell-style-name="ce16"/>
        <table:table-column table:style-name="co12" table:default-cell-style-name="ce3"/>
        <table:table-column table:style-name="co13" table:default-cell-style-name="ce3"/>
        <table:table-column table:style-name="co14" table:default-cell-style-name="ce20"/>
        <table:table-column table:style-name="co15" table:default-cell-style-name="ce21"/>
        <table:table-column table:style-name="co16" table:number-columns-repeated="3" table:default-cell-style-name="ce3"/>
        <table:table-column table:style-name="co17" table:default-cell-style-name="ce23"/>
        <table:table-column table:style-name="co18" table:default-cell-style-name="ce3"/>
        <table:table-column table:style-name="co19" table:default-cell-style-name="ce3"/>
        <table:table-column table:style-name="co1" table:number-columns-repeated="1002" table:default-cell-style-name="ce28"/>
        <table:table-row table:style-name="ro1">
          <table:table-cell table:style-name="ce1" office:value-type="string" calcext:value-type="string">
            <text:p>Numrodeligne</text:p>
          </table:table-cell>
          <table:table-cell table:style-name="ce1" office:value-type="string" calcext:value-type="string">
            <text:p>Entré par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Exportations (Sorties)/exportations (Entrées)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Année</text:p>
          </table:table-cell>
          <table:table-cell table:style-name="ce6" office:value-type="string" calcext:value-type="string">
            <text:p>Nom marchandise</text:p>
          </table:table-cell>
          <table:table-cell table:style-name="ce1" office:value-type="string" calcext:value-type="string">
            <text:p>Direction</text:p>
          </table:table-cell>
          <table:table-cell table:style-name="ce9" office:value-type="string" calcext:value-type="string">
            <text:p>Pays/Région</text:p>
          </table:table-cell>
          <table:table-cell table:style-name="ce11" office:value-type="string" calcext:value-type="string">
            <text:p>Quantité</text:p>
          </table:table-cell>
          <table:table-cell table:style-name="ce13" office:value-type="string" calcext:value-type="string">
            <text:p>Unité de poids / quantité</text:p>
          </table:table-cell>
          <table:table-cell table:style-name="ce15" office:value-type="string" calcext:value-type="string">
            <text:p>Prix unitaire / unité de compte Lt</text:p>
          </table:table-cell>
          <table:table-cell table:style-name="ce17" office:value-type="string" calcext:value-type="string">
            <text:p>Prix unitaire / unité de compte Sous</text:p>
          </table:table-cell>
          <table:table-cell table:style-name="ce17" office:value-type="string" calcext:value-type="string">
            <text:p>Prix unitaire / unité de compte Deniers</text:p>
          </table:table-cell>
          <table:table-cell table:style-name="ce18" office:value-type="string" calcext:value-type="string">
            <text:p>Prix unitaire en décimale de Lt</text:p>
          </table:table-cell>
          <table:table-cell table:style-name="ce17" office:value-type="string" calcext:value-type="string">
            <text:p>Valeur en livres tournois</text:p>
          </table:table-cell>
          <table:table-cell table:style-name="ce17" office:value-type="string" calcext:value-type="string">
            <text:p>valeur en sous</text:p>
          </table:table-cell>
          <table:table-cell table:style-name="ce17" office:value-type="string" calcext:value-type="string">
            <text:p>valeur en denier</text:p>
          </table:table-cell>
          <table:table-cell table:style-name="ce17" office:value-type="string" calcext:value-type="string">
            <text:p>Valeur en décimale de livre tournois</text:p>
          </table:table-cell>
          <table:table-cell table:style-name="ce22" office:value-type="string" calcext:value-type="string">
            <text:p>Valeur calculée</text:p>
          </table:table-cell>
          <table:table-cell table:style-name="ce24" office:value-type="string" calcext:value-type="string">
            <text:p>Différence</text:p>
          </table:table-cell>
          <table:table-cell table:style-name="ce25" office:value-type="string" calcext:value-type="string">
            <text:p>Remarques</text:p>
          </table:table-cell>
          <table:table-cell table:style-name="ce27" table:number-columns-repeated="100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Angleterre</text:p>
          </table:table-cell>
          <table:table-cell office:value-type="float" office:value="1695" calcext:value-type="float">
            <text:p>1 695,00</text:p>
          </table:table-cell>
          <table:table-cell office:value-type="string" calcext:value-type="string">
            <text:p>barils</text:p>
          </table:table-cell>
          <table:table-cell office:value-type="float" office:value="36" calcext:value-type="float">
            <text:p>36,000</text:p>
          </table:table-cell>
          <table:table-cell table:number-columns-repeated="2"/>
          <table:table-cell table:style-name="ce19" table:formula="of:=[.L2]+([.M2]/20)+([.N2]/240)" office:value-type="float" office:value="36" calcext:value-type="float">
            <text:p>36,00000</text:p>
          </table:table-cell>
          <table:table-cell table:number-columns-repeated="4"/>
          <table:table-cell table:formula="of:=[.J2]*[.O2]" office:value-type="float" office:value="61020" calcext:value-type="float">
            <text:p>61 020,0000</text:p>
          </table:table-cell>
          <table:table-cell table:number-columns-repeated="1004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Angleterre</text:p>
          </table:table-cell>
          <table:table-cell office:value-type="float" office:value="378" calcext:value-type="float">
            <text:p>378,00</text:p>
          </table:table-cell>
          <table:table-cell office:value-type="string" calcext:value-type="string">
            <text:p>tiercon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19" table:formula="of:=[.L3]+([.M3]/20)+([.N3]/240)" office:value-type="float" office:value="50" calcext:value-type="float">
            <text:p>50,00000</text:p>
          </table:table-cell>
          <table:table-cell table:number-columns-repeated="4"/>
          <table:table-cell table:formula="of:=[.J3]*[.O3]" office:value-type="float" office:value="18900" calcext:value-type="float">
            <text:p>18 900,0000</text:p>
          </table:table-cell>
          <table:table-cell table:number-columns-repeated="100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eu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Angleterre</text:p>
          </table:table-cell>
          <table:table-cell office:value-type="float" office:value="93030" calcext:value-type="float">
            <text:p>93 03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19" table:formula="of:=[.L4]+([.M4]/20)+([.N4]/240)" office:value-type="float" office:value="0.35" calcext:value-type="float">
            <text:p>0,35000</text:p>
          </table:table-cell>
          <table:table-cell table:number-columns-repeated="4"/>
          <table:table-cell table:formula="of:=[.J4]*[.O4]" office:value-type="float" office:value="32560.5" calcext:value-type="float">
            <text:p>32 560,5000</text:p>
          </table:table-cell>
          <table:table-cell table:number-columns-repeated="1004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r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Angleterre</text:p>
          </table:table-cell>
          <table:table-cell office:value-type="float" office:value="1719" calcext:value-type="float">
            <text:p>1 71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19" table:formula="of:=[.L5]+([.M5]/20)+([.N5]/240)" office:value-type="float" office:value="0.6" calcext:value-type="float">
            <text:p>0,60000</text:p>
          </table:table-cell>
          <table:table-cell table:number-columns-repeated="4"/>
          <table:table-cell table:formula="of:=[.J5]*[.O5]" office:value-type="float" office:value="1031.4" calcext:value-type="float">
            <text:p>1 031,4000</text:p>
          </table:table-cell>
          <table:table-cell table:number-columns-repeated="1004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uirs de boeuf en poi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Angleterre</text:p>
          </table:table-cell>
          <table:table-cell office:value-type="float" office:value="1257" calcext:value-type="float">
            <text:p>1 257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19" table:formula="of:=[.L6]+([.M6]/20)+([.N6]/240)" office:value-type="float" office:value="6" calcext:value-type="float">
            <text:p>6,00000</text:p>
          </table:table-cell>
          <table:table-cell table:number-columns-repeated="4"/>
          <table:table-cell table:formula="of:=[.J6]*[.O6]" office:value-type="float" office:value="7542" calcext:value-type="float">
            <text:p>7 542,0000</text:p>
          </table:table-cell>
          <table:table-cell table:number-columns-repeated="1004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huille de poiss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Angleterre</text:p>
          </table:table-cell>
          <table:table-cell office:value-type="float" office:value="392" calcext:value-type="float">
            <text:p>39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19" table:formula="of:=[.L7]+([.M7]/20)+([.N7]/240)" office:value-type="float" office:value="0.25" calcext:value-type="float">
            <text:p>0,25000</text:p>
          </table:table-cell>
          <table:table-cell table:number-columns-repeated="4"/>
          <table:table-cell table:formula="of:=[.J7]*[.O7]" office:value-type="float" office:value="98" calcext:value-type="float">
            <text:p>98,0000</text:p>
          </table:table-cell>
          <table:table-cell table:number-columns-repeated="1004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lai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Angleterre</text:p>
          </table:table-cell>
          <table:table-cell office:value-type="float" office:value="4235" calcext:value-type="float">
            <text:p>4 23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19" table:formula="of:=[.L8]+([.M8]/20)+([.N8]/240)" office:value-type="float" office:value="1.25" calcext:value-type="float">
            <text:p>1,25000</text:p>
          </table:table-cell>
          <table:table-cell table:number-columns-repeated="4"/>
          <table:table-cell table:formula="of:=[.J8]*[.O8]" office:value-type="float" office:value="5293.75" calcext:value-type="float">
            <text:p>5 293,7500</text:p>
          </table:table-cell>
          <table:table-cell table:number-columns-repeated="1004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lard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Angleterr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barils</text:p>
          </table:table-cell>
          <table:table-cell office:value-type="float" office:value="35" calcext:value-type="float">
            <text:p>35,000</text:p>
          </table:table-cell>
          <table:table-cell table:number-columns-repeated="2"/>
          <table:table-cell table:style-name="ce19" table:formula="of:=[.L9]+([.M9]/20)+([.N9]/240)" office:value-type="float" office:value="35" calcext:value-type="float">
            <text:p>35,00000</text:p>
          </table:table-cell>
          <table:table-cell table:number-columns-repeated="4"/>
          <table:table-cell table:formula="of:=[.J9]*[.O9]" office:value-type="float" office:value="1750" calcext:value-type="float">
            <text:p>1 750,0000</text:p>
          </table:table-cell>
          <table:table-cell table:number-columns-repeated="1004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saumon sal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Angleterre</text:p>
          </table:table-cell>
          <table:table-cell office:value-type="float" office:value="75" calcext:value-type="float">
            <text:p>75,00</text:p>
          </table:table-cell>
          <table:table-cell office:value-type="string" calcext:value-type="string">
            <text:p>tiercons</text:p>
          </table:table-cell>
          <table:table-cell office:value-type="float" office:value="35" calcext:value-type="float">
            <text:p>35,000</text:p>
          </table:table-cell>
          <table:table-cell table:number-columns-repeated="2"/>
          <table:table-cell table:style-name="ce19" table:formula="of:=[.L10]+([.M10]/20)+([.N10]/240)" office:value-type="float" office:value="35" calcext:value-type="float">
            <text:p>35,00000</text:p>
          </table:table-cell>
          <table:table-cell table:number-columns-repeated="4"/>
          <table:table-cell table:formula="of:=[.J10]*[.O10]" office:value-type="float" office:value="2625" calcext:value-type="float">
            <text:p>2 625,0000</text:p>
          </table:table-cell>
          <table:table-cell table:number-columns-repeated="1004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soud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Angleterre</text:p>
          </table:table-cell>
          <table:table-cell office:value-type="float" office:value="50000" calcext:value-type="float">
            <text:p>50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19" table:formula="of:=[.L11]+([.M11]/20)+([.N11]/240)" office:value-type="float" office:value="0.25" calcext:value-type="float">
            <text:p>0,25000</text:p>
          </table:table-cell>
          <table:table-cell table:number-columns-repeated="4"/>
          <table:table-cell table:formula="of:=[.J11]*[.O11]" office:value-type="float" office:value="12500" calcext:value-type="float">
            <text:p>12 500,0000</text:p>
          </table:table-cell>
          <table:table-cell table:number-columns-repeated="1004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suif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Angleterre</text:p>
          </table:table-cell>
          <table:table-cell office:value-type="float" office:value="9950" calcext:value-type="float">
            <text:p>9 95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19" table:formula="of:=[.L12]+([.M12]/20)+([.N12]/240)" office:value-type="float" office:value="0.35" calcext:value-type="float">
            <text:p>0,35000</text:p>
          </table:table-cell>
          <table:table-cell table:number-columns-repeated="4"/>
          <table:table-cell table:formula="of:=[.J12]*[.O12]" office:value-type="float" office:value="3482.5" calcext:value-type="float">
            <text:p>3 482,5000</text:p>
          </table:table-cell>
          <table:table-cell/>
          <table:table-cell table:style-name="ce26"/>
          <table:table-cell table:number-columns-repeated="100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ois merrain à pip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e Danemark</text:p>
          </table:table-cell>
          <table:table-cell office:value-type="float" office:value="1000" calcext:value-type="float">
            <text:p>1 000,00</text:p>
          </table:table-cell>
          <table:table-cell office:value-type="string" calcext:value-type="string">
            <text:p>douëlles</text:p>
          </table:table-cell>
          <table:table-cell office:value-type="float" office:value="0.44" calcext:value-type="float">
            <text:p>0,440</text:p>
          </table:table-cell>
          <table:table-cell table:number-columns-repeated="2"/>
          <table:table-cell table:style-name="ce19" table:formula="of:=[.L13]+([.M13]/20)+([.N13]/240)" office:value-type="float" office:value="0.44" calcext:value-type="float">
            <text:p>0,44000</text:p>
          </table:table-cell>
          <table:table-cell table:number-columns-repeated="4"/>
          <table:table-cell table:formula="of:=[.J13]*[.O13]" office:value-type="float" office:value="440" calcext:value-type="float">
            <text:p>440,0000</text:p>
          </table:table-cell>
          <table:table-cell/>
          <table:table-cell office:value-type="string" calcext:value-type="string">
            <text:p>44 L %</text:p>
          </table:table-cell>
          <table:table-cell table:number-columns-repeated="1002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abillaud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e Danemark</text:p>
          </table:table-cell>
          <table:table-cell office:value-type="float" office:value="282962" calcext:value-type="float">
            <text:p>282 96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19" table:formula="of:=[.L14]+([.M14]/20)+([.N14]/240)" office:value-type="float" office:value="0.2" calcext:value-type="float">
            <text:p>0,20000</text:p>
          </table:table-cell>
          <table:table-cell table:number-columns-repeated="4"/>
          <table:table-cell table:formula="of:=[.J14]*[.O14]" office:value-type="float" office:value="56592.4" calcext:value-type="float">
            <text:p>56 592,4000</text:p>
          </table:table-cell>
          <table:table-cell table:number-columns-repeated="1004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harbon de ter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e Danemark</text:p>
          </table:table-cell>
          <table:table-cell office:value-type="float" office:value="183" calcext:value-type="float">
            <text:p>183,00</text:p>
          </table:table-cell>
          <table:table-cell office:value-type="string" calcext:value-type="string">
            <text:p>bariqu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19" table:formula="of:=[.L15]+([.M15]/20)+([.N15]/240)" office:value-type="float" office:value="10" calcext:value-type="float">
            <text:p>10,00000</text:p>
          </table:table-cell>
          <table:table-cell table:number-columns-repeated="4"/>
          <table:table-cell table:formula="of:=[.J15]*[.O15]" office:value-type="float" office:value="1830" calcext:value-type="float">
            <text:p>1 830,0000</text:p>
          </table:table-cell>
          <table:table-cell table:number-columns-repeated="1004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lous de fe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e Danemark</text:p>
          </table:table-cell>
          <table:table-cell office:value-type="float" office:value="720" calcext:value-type="float">
            <text:p>72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19" table:formula="of:=[.L16]+([.M16]/20)+([.N16]/240)" office:value-type="float" office:value="0.3" calcext:value-type="float">
            <text:p>0,30000</text:p>
          </table:table-cell>
          <table:table-cell table:number-columns-repeated="4"/>
          <table:table-cell table:formula="of:=[.J16]*[.O16]" office:value-type="float" office:value="216" calcext:value-type="float">
            <text:p>216,0000</text:p>
          </table:table-cell>
          <table:table-cell table:number-columns-repeated="1004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fer en bott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e Danemark</text:p>
          </table:table-cell>
          <table:table-cell office:value-type="float" office:value="4500" calcext:value-type="float">
            <text:p>4 5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19" table:formula="of:=[.L17]+([.M17]/20)+([.N17]/240)" office:value-type="float" office:value="0.3" calcext:value-type="float">
            <text:p>0,30000</text:p>
          </table:table-cell>
          <table:table-cell table:number-columns-repeated="4"/>
          <table:table-cell table:formula="of:=[.J17]*[.O17]" office:value-type="float" office:value="1350" calcext:value-type="float">
            <text:p>1 350,0000</text:p>
          </table:table-cell>
          <table:table-cell table:number-columns-repeated="1004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huile de poiss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e Danemark</text:p>
          </table:table-cell>
          <table:table-cell office:value-type="float" office:value="3339" calcext:value-type="float">
            <text:p>3 33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19" table:formula="of:=[.L18]+([.M18]/20)+([.N18]/240)" office:value-type="float" office:value="0.25" calcext:value-type="float">
            <text:p>0,25000</text:p>
          </table:table-cell>
          <table:table-cell table:number-columns-repeated="4"/>
          <table:table-cell table:formula="of:=[.J18]*[.O18]" office:value-type="float" office:value="834.75" calcext:value-type="float">
            <text:p>834,7500</text:p>
          </table:table-cell>
          <table:table-cell table:number-columns-repeated="1004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lanches de sapin de 9 à 10 pied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e Danemark</text:p>
          </table:table-cell>
          <table:table-cell office:value-type="float" office:value="11088" calcext:value-type="float">
            <text:p>11 088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19" table:formula="of:=[.L19]+([.M19]/20)+([.N19]/240)" office:value-type="float" office:value="1" calcext:value-type="float">
            <text:p>1,00000</text:p>
          </table:table-cell>
          <table:table-cell table:number-columns-repeated="4"/>
          <table:table-cell table:formula="of:=[.J19]*[.O19]" office:value-type="float" office:value="11088" calcext:value-type="float">
            <text:p>11 088,0000</text:p>
          </table:table-cell>
          <table:table-cell table:number-columns-repeated="1004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rogues de moru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e Danemark</text:p>
          </table:table-cell>
          <table:table-cell office:value-type="float" office:value="101" calcext:value-type="float">
            <text:p>101,00</text:p>
          </table:table-cell>
          <table:table-cell office:value-type="string" calcext:value-type="string">
            <text:p>baril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19" table:formula="of:=[.L20]+([.M20]/20)+([.N20]/240)" office:value-type="float" office:value="22" calcext:value-type="float">
            <text:p>22,00000</text:p>
          </table:table-cell>
          <table:table-cell table:number-columns-repeated="4"/>
          <table:table-cell table:formula="of:=[.J20]*[.O20]" office:value-type="float" office:value="2222" calcext:value-type="float">
            <text:p>2 222,0000</text:p>
          </table:table-cell>
          <table:table-cell table:number-columns-repeated="1004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stockfish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e Danemark</text:p>
          </table:table-cell>
          <table:table-cell office:value-type="float" office:value="3381" calcext:value-type="float">
            <text:p>3 38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19" table:formula="of:=[.L21]+([.M21]/20)+([.N21]/240)" office:value-type="float" office:value="0.2" calcext:value-type="float">
            <text:p>0,20000</text:p>
          </table:table-cell>
          <table:table-cell table:number-columns-repeated="4"/>
          <table:table-cell table:formula="of:=[.J21]*[.O21]" office:value-type="float" office:value="676.2" calcext:value-type="float">
            <text:p>676,2000</text:p>
          </table:table-cell>
          <table:table-cell table:number-columns-repeated="1004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ancres de fe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Espagne</text:p>
          </table:table-cell>
          <table:table-cell office:value-type="float" office:value="5600" calcext:value-type="float">
            <text:p>5 6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19" table:formula="of:=[.L22]+([.M22]/20)+([.N22]/240)" office:value-type="float" office:value="0.2" calcext:value-type="float">
            <text:p>0,20000</text:p>
          </table:table-cell>
          <table:table-cell table:number-columns-repeated="4"/>
          <table:table-cell table:formula="of:=[.J22]*[.O22]" office:value-type="float" office:value="1120" calcext:value-type="float">
            <text:p>1 120,0000</text:p>
          </table:table-cell>
          <table:table-cell/>
          <table:table-cell office:value-type="string" calcext:value-type="string">
            <text:p>5 S : 4 S</text:p>
          </table:table-cell>
          <table:table-cell table:number-columns-repeated="1002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aviro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Espagne</text:p>
          </table:table-cell>
          <table:table-cell office:value-type="float" office:value="425" calcext:value-type="float">
            <text:p>425,00</text:p>
          </table:table-cell>
          <table:table-cell office:value-type="string" calcext:value-type="string">
            <text:p>traqu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19" table:formula="of:=[.L23]+([.M23]/20)+([.N23]/240)" office:value-type="float" office:value="3" calcext:value-type="float">
            <text:p>3,00000</text:p>
          </table:table-cell>
          <table:table-cell table:number-columns-repeated="4"/>
          <table:table-cell table:formula="of:=[.J23]*[.O23]" office:value-type="float" office:value="1275" calcext:value-type="float">
            <text:p>1 275,0000</text:p>
          </table:table-cell>
          <table:table-cell/>
          <table:table-cell office:value-type="string" calcext:value-type="string">
            <text:p>À 3 L pièces</text:p>
          </table:table-cell>
          <table:table-cell table:number-columns-repeated="1002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alays de bruyèr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Espagne</text:p>
          </table:table-cell>
          <table:table-cell office:value-type="float" office:value="520" calcext:value-type="float">
            <text:p>520,00</text:p>
          </table:table-cell>
          <table:table-cell office:value-type="string" calcext:value-type="string">
            <text:p>douzain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19" table:formula="of:=[.L24]+([.M24]/20)+([.N24]/240)" office:value-type="float" office:value="0.4" calcext:value-type="float">
            <text:p>0,40000</text:p>
          </table:table-cell>
          <table:table-cell table:number-columns-repeated="4"/>
          <table:table-cell table:formula="of:=[.J24]*[.O24]" office:value-type="float" office:value="208" calcext:value-type="float">
            <text:p>208,0000</text:p>
          </table:table-cell>
          <table:table-cell table:number-columns-repeated="1004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ois de campech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Espagne</text:p>
          </table:table-cell>
          <table:table-cell office:value-type="float" office:value="2850" calcext:value-type="float">
            <text:p>2 8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19" table:formula="of:=[.L25]+([.M25]/20)+([.N25]/240)" office:value-type="float" office:value="0.15" calcext:value-type="float">
            <text:p>0,15000</text:p>
          </table:table-cell>
          <table:table-cell table:number-columns-repeated="4"/>
          <table:table-cell table:formula="of:=[.J25]*[.O25]" office:value-type="float" office:value="427.5" calcext:value-type="float">
            <text:p>427,5000</text:p>
          </table:table-cell>
          <table:table-cell table:number-columns-repeated="1004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ray gr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Espagne</text:p>
          </table:table-cell>
          <table:table-cell office:value-type="float" office:value="353" calcext:value-type="float">
            <text:p>353,00</text:p>
          </table:table-cell>
          <table:table-cell office:value-type="string" calcext:value-type="string">
            <text:p>baril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19" table:formula="of:=[.L26]+([.M26]/20)+([.N26]/240)" office:value-type="float" office:value="22" calcext:value-type="float">
            <text:p>22,00000</text:p>
          </table:table-cell>
          <table:table-cell table:number-columns-repeated="4"/>
          <table:table-cell table:formula="of:=[.J26]*[.O26]" office:value-type="float" office:value="7766" calcext:value-type="float">
            <text:p>7 766,0000</text:p>
          </table:table-cell>
          <table:table-cell table:number-columns-repeated="1004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ray sec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Espagne</text:p>
          </table:table-cell>
          <table:table-cell office:value-type="float" office:value="95725" calcext:value-type="float">
            <text:p>95 725,00</text:p>
          </table:table-cell>
          <table:table-cell office:value-type="string" calcext:value-type="string">
            <text:p>livres</text:p>
          </table:table-cell>
          <table:table-cell office:value-type="float" office:value="0.22" calcext:value-type="float">
            <text:p>0,220</text:p>
          </table:table-cell>
          <table:table-cell table:number-columns-repeated="2"/>
          <table:table-cell table:style-name="ce19" table:formula="of:=[.L27]+([.M27]/20)+([.N27]/240)" office:value-type="float" office:value="0.22" calcext:value-type="float">
            <text:p>0,22000</text:p>
          </table:table-cell>
          <table:table-cell table:number-columns-repeated="4"/>
          <table:table-cell table:formula="of:=[.J27]*[.O27]" office:value-type="float" office:value="21059.5" calcext:value-type="float">
            <text:p>21 059,5000</text:p>
          </table:table-cell>
          <table:table-cell table:number-columns-repeated="1004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itro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Espagn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caiss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19" table:formula="of:=[.L28]+([.M28]/20)+([.N28]/240)" office:value-type="float" office:value="12" calcext:value-type="float">
            <text:p>12,00000</text:p>
          </table:table-cell>
          <table:table-cell table:number-columns-repeated="4"/>
          <table:table-cell table:formula="of:=[.J28]*[.O28]" office:value-type="float" office:value="600" calcext:value-type="float">
            <text:p>600,0000</text:p>
          </table:table-cell>
          <table:table-cell table:number-columns-repeated="1004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otton en lai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Espagne</text:p>
          </table:table-cell>
          <table:table-cell office:value-type="float" office:value="81516" calcext:value-type="float">
            <text:p>81 516,00</text:p>
          </table:table-cell>
          <table:table-cell office:value-type="string" calcext:value-type="string">
            <text:p>livres</text:p>
          </table:table-cell>
          <table:table-cell office:value-type="float" office:value="0.69" calcext:value-type="float">
            <text:p>0,690</text:p>
          </table:table-cell>
          <table:table-cell table:number-columns-repeated="2"/>
          <table:table-cell table:style-name="ce19" table:formula="of:=[.L29]+([.M29]/20)+([.N29]/240)" office:value-type="float" office:value="0.69" calcext:value-type="float">
            <text:p>0,69000</text:p>
          </table:table-cell>
          <table:table-cell table:number-columns-repeated="4"/>
          <table:table-cell table:formula="of:=[.J29]*[.O29]" office:value-type="float" office:value="56246.04" calcext:value-type="float">
            <text:p>56 246,0400</text:p>
          </table:table-cell>
          <table:table-cell/>
          <table:table-cell office:value-type="string" calcext:value-type="string">
            <text:p>69 L %</text:p>
          </table:table-cell>
          <table:table-cell table:number-columns-repeated="1002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Espagne</text:p>
          </table:table-cell>
          <table:table-cell office:value-type="float" office:value="665675" calcext:value-type="float">
            <text:p>665 67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19" table:formula="of:=[.L30]+([.M30]/20)+([.N30]/240)" office:value-type="float" office:value="0.15" calcext:value-type="float">
            <text:p>0,15000</text:p>
          </table:table-cell>
          <table:table-cell table:number-columns-repeated="4"/>
          <table:table-cell table:formula="of:=[.J30]*[.O30]" office:value-type="float" office:value="99851.25" calcext:value-type="float">
            <text:p>99 851,2500</text:p>
          </table:table-cell>
          <table:table-cell table:number-columns-repeated="1004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fer plat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Espagne</text:p>
          </table:table-cell>
          <table:table-cell office:value-type="float" office:value="87623" calcext:value-type="float">
            <text:p>87 623,00</text:p>
          </table:table-cell>
          <table:table-cell office:value-type="string" calcext:value-type="string">
            <text:p>livres</text:p>
          </table:table-cell>
          <table:table-cell office:value-type="float" office:value="0.12" calcext:value-type="float">
            <text:p>0,120</text:p>
          </table:table-cell>
          <table:table-cell office:value-type="float" office:value="0.1" calcext:value-type="float">
            <text:p>0,1</text:p>
          </table:table-cell>
          <table:table-cell/>
          <table:table-cell table:style-name="ce19" table:formula="of:=[.L31]+([.M31]/20)+([.N31]/240)" office:value-type="float" office:value="0.125" calcext:value-type="float">
            <text:p>0,12500</text:p>
          </table:table-cell>
          <table:table-cell table:number-columns-repeated="4"/>
          <table:table-cell table:formula="of:=[.J31]*[.O31]" office:value-type="float" office:value="10952.875" calcext:value-type="float">
            <text:p>10 952,8750</text:p>
          </table:table-cell>
          <table:table-cell/>
          <table:table-cell office:value-type="string" calcext:value-type="string">
            <text:p>12 L % 10 S</text:p>
          </table:table-cell>
          <table:table-cell table:number-columns-repeated="1002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figu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Espagne</text:p>
          </table:table-cell>
          <table:table-cell office:value-type="float" office:value="20412" calcext:value-type="float">
            <text:p>20 41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19" table:formula="of:=[.L32]+([.M32]/20)+([.N32]/240)" office:value-type="float" office:value="0.15" calcext:value-type="float">
            <text:p>0,15000</text:p>
          </table:table-cell>
          <table:table-cell table:number-columns-repeated="4"/>
          <table:table-cell table:formula="of:=[.J32]*[.O32]" office:value-type="float" office:value="3061.8" calcext:value-type="float">
            <text:p>3 061,8000</text:p>
          </table:table-cell>
          <table:table-cell table:number-columns-repeated="1004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goudr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Espagne</text:p>
          </table:table-cell>
          <table:table-cell office:value-type="float" office:value="554" calcext:value-type="float">
            <text:p>554,00</text:p>
          </table:table-cell>
          <table:table-cell office:value-type="string" calcext:value-type="string">
            <text:p>baril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19" table:formula="of:=[.L33]+([.M33]/20)+([.N33]/240)" office:value-type="float" office:value="22" calcext:value-type="float">
            <text:p>22,00000</text:p>
          </table:table-cell>
          <table:table-cell table:number-columns-repeated="4"/>
          <table:table-cell table:formula="of:=[.J33]*[.O33]" office:value-type="float" office:value="12188" calcext:value-type="float">
            <text:p>12 188,0000</text:p>
          </table:table-cell>
          <table:table-cell table:number-columns-repeated="1004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goudr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Espagne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bariques</text:p>
          </table:table-cell>
          <table:table-cell office:value-type="float" office:value="44" calcext:value-type="float">
            <text:p>44,000</text:p>
          </table:table-cell>
          <table:table-cell table:number-columns-repeated="2"/>
          <table:table-cell table:style-name="ce19" table:formula="of:=[.L34]+([.M34]/20)+([.N34]/240)" office:value-type="float" office:value="44" calcext:value-type="float">
            <text:p>44,00000</text:p>
          </table:table-cell>
          <table:table-cell table:number-columns-repeated="4"/>
          <table:table-cell table:formula="of:=[.J34]*[.O34]" office:value-type="float" office:value="1760" calcext:value-type="float">
            <text:p>1 760,0000</text:p>
          </table:table-cell>
          <table:table-cell table:number-columns-repeated="1004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haches, houes et serp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Espagne</text:p>
          </table:table-cell>
          <table:table-cell office:value-type="float" office:value="2849" calcext:value-type="float">
            <text:p>2 849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19" table:formula="of:=[.L35]+([.M35]/20)+([.N35]/240)" office:value-type="float" office:value="0.75" calcext:value-type="float">
            <text:p>0,75000</text:p>
          </table:table-cell>
          <table:table-cell table:number-columns-repeated="4"/>
          <table:table-cell table:formula="of:=[.J35]*[.O35]" office:value-type="float" office:value="2136.75" calcext:value-type="float">
            <text:p>2 136,7500</text:p>
          </table:table-cell>
          <table:table-cell table:number-columns-repeated="1004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Espagne</text:p>
          </table:table-cell>
          <table:table-cell office:value-type="float" office:value="11271" calcext:value-type="float">
            <text:p>11 27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19" table:formula="of:=[.L36]+([.M36]/20)+([.N36]/240)" office:value-type="float" office:value="0.6" calcext:value-type="float">
            <text:p>0,60000</text:p>
          </table:table-cell>
          <table:table-cell table:number-columns-repeated="4"/>
          <table:table-cell table:formula="of:=[.J36]*[.O36]" office:value-type="float" office:value="6762.6" calcext:value-type="float">
            <text:p>6 762,6000</text:p>
          </table:table-cell>
          <table:table-cell table:number-columns-repeated="1004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jambo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Espagne</text:p>
          </table:table-cell>
          <table:table-cell office:value-type="float" office:value="8110" calcext:value-type="float">
            <text:p>8 11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19" table:formula="of:=[.L37]+([.M37]/20)+([.N37]/240)" office:value-type="float" office:value="0.4" calcext:value-type="float">
            <text:p>0,40000</text:p>
          </table:table-cell>
          <table:table-cell table:number-columns-repeated="4"/>
          <table:table-cell table:formula="of:=[.J37]*[.O37]" office:value-type="float" office:value="3244" calcext:value-type="float">
            <text:p>3 244,0000</text:p>
          </table:table-cell>
          <table:table-cell table:number-columns-repeated="1004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meules batard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Espagne</text:p>
          </table:table-cell>
          <table:table-cell office:value-type="float" office:value="994" calcext:value-type="float">
            <text:p>994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19" table:formula="of:=[.L38]+([.M38]/20)+([.N38]/240)" office:value-type="float" office:value="2.25" calcext:value-type="float">
            <text:p>2,25000</text:p>
          </table:table-cell>
          <table:table-cell table:number-columns-repeated="4"/>
          <table:table-cell table:formula="of:=[.J38]*[.O38]" office:value-type="float" office:value="2236.5" calcext:value-type="float">
            <text:p>2 236,5000</text:p>
          </table:table-cell>
          <table:table-cell table:number-columns-repeated="1004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morue sech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Espagne</text:p>
          </table:table-cell>
          <table:table-cell office:value-type="float" office:value="7100" calcext:value-type="float">
            <text:p>7 1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19" table:formula="of:=[.L39]+([.M39]/20)+([.N39]/240)" office:value-type="float" office:value="0.15" calcext:value-type="float">
            <text:p>0,15000</text:p>
          </table:table-cell>
          <table:table-cell table:number-columns-repeated="4"/>
          <table:table-cell table:formula="of:=[.J39]*[.O39]" office:value-type="float" office:value="1065" calcext:value-type="float">
            <text:p>1 065,0000</text:p>
          </table:table-cell>
          <table:table-cell table:number-columns-repeated="1004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oliv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Espagne</text:p>
          </table:table-cell>
          <table:table-cell office:value-type="float" office:value="38" calcext:value-type="float">
            <text:p>38,00</text:p>
          </table:table-cell>
          <table:table-cell office:value-type="string" calcext:value-type="string">
            <text:p>petits baril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19" table:formula="of:=[.L40]+([.M40]/20)+([.N40]/240)" office:value-type="float" office:value="10" calcext:value-type="float">
            <text:p>10,00000</text:p>
          </table:table-cell>
          <table:table-cell table:number-columns-repeated="4"/>
          <table:table-cell table:formula="of:=[.J40]*[.O40]" office:value-type="float" office:value="380" calcext:value-type="float">
            <text:p>380,0000</text:p>
          </table:table-cell>
          <table:table-cell table:number-columns-repeated="1004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orang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Espagne</text:p>
          </table:table-cell>
          <table:table-cell office:value-type="float" office:value="18000" calcext:value-type="float">
            <text:p>18 0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table:style-name="ce19" table:formula="of:=[.L41]+([.M41]/20)+([.N41]/240)" office:value-type="float" office:value="0.025" calcext:value-type="float">
            <text:p>0,02500</text:p>
          </table:table-cell>
          <table:table-cell table:number-columns-repeated="4"/>
          <table:table-cell table:formula="of:=[.J41]*[.O41]" office:value-type="float" office:value="450" calcext:value-type="float">
            <text:p>450,0000</text:p>
          </table:table-cell>
          <table:table-cell/>
          <table:table-cell office:value-type="string" calcext:value-type="string">
            <text:p>50 L %</text:p>
          </table:table-cell>
          <table:table-cell table:number-columns-repeated="1002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lanches de sapin de 8 à 9 pied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Espagne</text:p>
          </table:table-cell>
          <table:table-cell office:value-type="float" office:value="610" calcext:value-type="float">
            <text:p>61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19" table:formula="of:=[.L42]+([.M42]/20)+([.N42]/240)" office:value-type="float" office:value="1" calcext:value-type="float">
            <text:p>1,00000</text:p>
          </table:table-cell>
          <table:table-cell table:number-columns-repeated="4"/>
          <table:table-cell table:formula="of:=[.J42]*[.O42]" office:value-type="float" office:value="610" calcext:value-type="float">
            <text:p>610,0000</text:p>
          </table:table-cell>
          <table:table-cell table:number-columns-repeated="1004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oiv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Espagne</text:p>
          </table:table-cell>
          <table:table-cell office:value-type="float" office:value="8130" calcext:value-type="float">
            <text:p>8 13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19" table:formula="of:=[.L43]+([.M43]/20)+([.N43]/240)" office:value-type="float" office:value="1.2" calcext:value-type="float">
            <text:p>1,20000</text:p>
          </table:table-cell>
          <table:table-cell table:number-columns-repeated="4"/>
          <table:table-cell table:formula="of:=[.J43]*[.O43]" office:value-type="float" office:value="9756" calcext:value-type="float">
            <text:p>9 756,0000</text:p>
          </table:table-cell>
          <table:table-cell table:number-columns-repeated="1004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7" calcext:value-type="float">
            <text:p>1757</text:p>
          </table:table-cell>
          <table:table-cell table:style-name="ce8" office:value-type="string" calcext:value-type="string">
            <text:p>poussière de raisi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Espagne</text:p>
          </table:table-cell>
          <table:table-cell office:value-type="float" office:value="262173" calcext:value-type="float">
            <text:p>262 17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9" table:formula="of:=[.L44]+([.M44]/20)+([.N44]/240)" office:value-type="float" office:value="0.075" calcext:value-type="float">
            <text:p>0,07500</text:p>
          </table:table-cell>
          <table:table-cell table:number-columns-repeated="4"/>
          <table:table-cell table:formula="of:=[.J44]*[.O44]" office:value-type="float" office:value="19662.975" calcext:value-type="float">
            <text:p>19 662,9750</text:p>
          </table:table-cell>
          <table:table-cell table:number-columns-repeated="1004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raisi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Espagne</text:p>
          </table:table-cell>
          <table:table-cell office:value-type="float" office:value="1922382" calcext:value-type="float">
            <text:p>1 922 38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9" table:formula="of:=[.L45]+([.M45]/20)+([.N45]/240)" office:value-type="float" office:value="0.075" calcext:value-type="float">
            <text:p>0,07500</text:p>
          </table:table-cell>
          <table:table-cell table:number-columns-repeated="4"/>
          <table:table-cell table:formula="of:=[.J45]*[.O45]" office:value-type="float" office:value="144178.65" calcext:value-type="float">
            <text:p>144 178,6500</text:p>
          </table:table-cell>
          <table:table-cell table:number-columns-repeated="1004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vin d'Espag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Espagne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tonneaux</text:p>
          </table:table-cell>
          <table:table-cell office:value-type="float" office:value="800" calcext:value-type="float">
            <text:p>800,000</text:p>
          </table:table-cell>
          <table:table-cell table:number-columns-repeated="2"/>
          <table:table-cell table:style-name="ce19" table:formula="of:=[.L46]+([.M46]/20)+([.N46]/240)" office:value-type="float" office:value="800" calcext:value-type="float">
            <text:p>800,00000</text:p>
          </table:table-cell>
          <table:table-cell table:number-columns-repeated="4"/>
          <table:table-cell table:formula="of:=[.J46]*[.O46]" office:value-type="float" office:value="19200" calcext:value-type="float">
            <text:p>19 200,0000</text:p>
          </table:table-cell>
          <table:table-cell table:number-columns-repeated="1004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harbon de ter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e la Flandre</text:p>
          </table:table-cell>
          <table:table-cell office:value-type="float" office:value="130" calcext:value-type="float">
            <text:p>130,00</text:p>
          </table:table-cell>
          <table:table-cell office:value-type="string" calcext:value-type="string">
            <text:p>bariqu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19" table:formula="of:=[.L47]+([.M47]/20)+([.N47]/240)" office:value-type="float" office:value="10" calcext:value-type="float">
            <text:p>10,00000</text:p>
          </table:table-cell>
          <table:table-cell table:number-columns-repeated="4"/>
          <table:table-cell table:formula="of:=[.J47]*[.O47]" office:value-type="float" office:value="1300" calcext:value-type="float">
            <text:p>1 300,0000</text:p>
          </table:table-cell>
          <table:table-cell table:number-columns-repeated="1004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jambo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e la Flandre</text:p>
          </table:table-cell>
          <table:table-cell office:value-type="float" office:value="96" calcext:value-type="float">
            <text:p>9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19" table:formula="of:=[.L48]+([.M48]/20)+([.N48]/240)" office:value-type="float" office:value="0.4" calcext:value-type="float">
            <text:p>0,40000</text:p>
          </table:table-cell>
          <table:table-cell table:number-columns-repeated="4"/>
          <table:table-cell table:formula="of:=[.J48]*[.O48]" office:value-type="float" office:value="38.4" calcext:value-type="float">
            <text:p>38,4000</text:p>
          </table:table-cell>
          <table:table-cell table:number-columns-repeated="1004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acie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32517" calcext:value-type="float">
            <text:p>32 51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19" table:formula="of:=[.L49]+([.M49]/20)+([.N49]/240)" office:value-type="float" office:value="0.25" calcext:value-type="float">
            <text:p>0,25000</text:p>
          </table:table-cell>
          <table:table-cell table:number-columns-repeated="4"/>
          <table:table-cell table:formula="of:=[.J49]*[.O49]" office:value-type="float" office:value="8129.25" calcext:value-type="float">
            <text:p>8 129,2500</text:p>
          </table:table-cell>
          <table:table-cell table:number-columns-repeated="1004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alu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9655" calcext:value-type="float">
            <text:p>9 65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19" table:formula="of:=[.L50]+([.M50]/20)+([.N50]/240)" office:value-type="float" office:value="0.2" calcext:value-type="float">
            <text:p>0,20000</text:p>
          </table:table-cell>
          <table:table-cell table:number-columns-repeated="4"/>
          <table:table-cell table:formula="of:=[.J50]*[.O50]" office:value-type="float" office:value="1931" calcext:value-type="float">
            <text:p>1 931,0000</text:p>
          </table:table-cell>
          <table:table-cell table:number-columns-repeated="1004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amid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17229" calcext:value-type="float">
            <text:p>17 22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19" table:formula="of:=[.L51]+([.M51]/20)+([.N51]/240)" office:value-type="float" office:value="0.2" calcext:value-type="float">
            <text:p>0,20000</text:p>
          </table:table-cell>
          <table:table-cell table:number-columns-repeated="4"/>
          <table:table-cell table:formula="of:=[.J51]*[.O51]" office:value-type="float" office:value="3445.8" calcext:value-type="float">
            <text:p>3 445,8000</text:p>
          </table:table-cell>
          <table:table-cell table:number-columns-repeated="1004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azu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7531" calcext:value-type="float">
            <text:p>7 53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19" table:formula="of:=[.L52]+([.M52]/20)+([.N52]/240)" office:value-type="float" office:value="0.75" calcext:value-type="float">
            <text:p>0,75000</text:p>
          </table:table-cell>
          <table:table-cell table:number-columns-repeated="4"/>
          <table:table-cell table:formula="of:=[.J52]*[.O52]" office:value-type="float" office:value="5648.25" calcext:value-type="float">
            <text:p>5 648,2500</text:p>
          </table:table-cell>
          <table:table-cell table:number-columns-repeated="1004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aleine coupé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8206" calcext:value-type="float">
            <text:p>8 206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9" table:formula="of:=[.L53]+([.M53]/20)+([.N53]/240)" office:value-type="float" office:value="3.75" calcext:value-type="float">
            <text:p>3,75000</text:p>
          </table:table-cell>
          <table:table-cell table:number-columns-repeated="4"/>
          <table:table-cell table:formula="of:=[.J53]*[.O53]" office:value-type="float" office:value="30772.5" calcext:value-type="float">
            <text:p>30 772,5000</text:p>
          </table:table-cell>
          <table:table-cell table:number-columns-repeated="1004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arbancon de gra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2800" calcext:value-type="float">
            <text:p>2 8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19" table:formula="of:=[.L54]+([.M54]/20)+([.N54]/240)" office:value-type="float" office:value="0.15" calcext:value-type="float">
            <text:p>0,15000</text:p>
          </table:table-cell>
          <table:table-cell table:number-columns-repeated="4"/>
          <table:table-cell table:formula="of:=[.J54]*[.O54]" office:value-type="float" office:value="420" calcext:value-type="float">
            <text:p>420,0000</text:p>
          </table:table-cell>
          <table:table-cell table:number-columns-repeated="1004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eu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534" calcext:value-type="float">
            <text:p>53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19" table:formula="of:=[.L55]+([.M55]/20)+([.N55]/240)" office:value-type="float" office:value="0.3" calcext:value-type="float">
            <text:p>0,30000</text:p>
          </table:table-cell>
          <table:table-cell table:number-columns-repeated="4"/>
          <table:table-cell table:formula="of:=[.J55]*[.O55]" office:value-type="float" office:value="160.2" calcext:value-type="float">
            <text:p>160,2000</text:p>
          </table:table-cell>
          <table:table-cell table:number-columns-repeated="1004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ie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660" calcext:value-type="float">
            <text:p>660,00</text:p>
          </table:table-cell>
          <table:table-cell office:value-type="string" calcext:value-type="string">
            <text:p>bariqu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19" table:formula="of:=[.L56]+([.M56]/20)+([.N56]/240)" office:value-type="float" office:value="25" calcext:value-type="float">
            <text:p>25,00000</text:p>
          </table:table-cell>
          <table:table-cell table:number-columns-repeated="4"/>
          <table:table-cell table:formula="of:=[.J56]*[.O56]" office:value-type="float" office:value="16500" calcext:value-type="float">
            <text:p>16 500,0000</text:p>
          </table:table-cell>
          <table:table-cell table:number-columns-repeated="1004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lanc de ceruz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119" calcext:value-type="float">
            <text:p>11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19" table:formula="of:=[.L57]+([.M57]/20)+([.N57]/240)" office:value-type="float" office:value="0.1" calcext:value-type="float">
            <text:p>0,10000</text:p>
          </table:table-cell>
          <table:table-cell table:number-columns-repeated="4"/>
          <table:table-cell table:formula="of:=[.J57]*[.O57]" office:value-type="float" office:value="11.9" calcext:value-type="float">
            <text:p>11,9000</text:p>
          </table:table-cell>
          <table:table-cell table:number-columns-repeated="1004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ois de campech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25150" calcext:value-type="float">
            <text:p>25 1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19" table:formula="of:=[.L58]+([.M58]/20)+([.N58]/240)" office:value-type="float" office:value="0.15" calcext:value-type="float">
            <text:p>0,15000</text:p>
          </table:table-cell>
          <table:table-cell table:number-columns-repeated="4"/>
          <table:table-cell table:formula="of:=[.J58]*[.O58]" office:value-type="float" office:value="3772.5" calcext:value-type="float">
            <text:p>3 772,5000</text:p>
          </table:table-cell>
          <table:table-cell table:number-columns-repeated="1004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ois de Pernambouc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600" calcext:value-type="float">
            <text:p>6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19" table:formula="of:=[.L59]+([.M59]/20)+([.N59]/240)" office:value-type="float" office:value="0.45" calcext:value-type="float">
            <text:p>0,45000</text:p>
          </table:table-cell>
          <table:table-cell table:number-columns-repeated="4"/>
          <table:table-cell table:formula="of:=[.J59]*[.O59]" office:value-type="float" office:value="270" calcext:value-type="float">
            <text:p>270,0000</text:p>
          </table:table-cell>
          <table:table-cell table:number-columns-repeated="1004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ois de Pernambouc moulu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17398" calcext:value-type="float">
            <text:p>17 39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19" table:formula="of:=[.L60]+([.M60]/20)+([.N60]/240)" office:value-type="float" office:value="0.5" calcext:value-type="float">
            <text:p>0,50000</text:p>
          </table:table-cell>
          <table:table-cell table:number-columns-repeated="4"/>
          <table:table-cell table:formula="of:=[.J60]*[.O60]" office:value-type="float" office:value="8699" calcext:value-type="float">
            <text:p>8 699,0000</text:p>
          </table:table-cell>
          <table:table-cell table:number-columns-repeated="1004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7" calcext:value-type="float">
            <text:p>1757</text:p>
          </table:table-cell>
          <table:table-cell table:style-name="ce8" office:value-type="string" calcext:value-type="string">
            <text:p>bois fuste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2060" calcext:value-type="float">
            <text:p>2 06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19" table:formula="of:=[.L61]+([.M61]/20)+([.N61]/240)" office:value-type="float" office:value="0.2" calcext:value-type="float">
            <text:p>0,20000</text:p>
          </table:table-cell>
          <table:table-cell table:number-columns-repeated="4"/>
          <table:table-cell table:formula="of:=[.J61]*[.O61]" office:value-type="float" office:value="412" calcext:value-type="float">
            <text:p>412,0000</text:p>
          </table:table-cell>
          <table:table-cell table:number-columns-repeated="1004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ois d'Ind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20062" calcext:value-type="float">
            <text:p>20 06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19" table:formula="of:=[.L62]+([.M62]/20)+([.N62]/240)" office:value-type="float" office:value="0.2" calcext:value-type="float">
            <text:p>0,20000</text:p>
          </table:table-cell>
          <table:table-cell table:number-columns-repeated="4"/>
          <table:table-cell table:formula="of:=[.J62]*[.O62]" office:value-type="float" office:value="4012.4" calcext:value-type="float">
            <text:p>4 012,4000</text:p>
          </table:table-cell>
          <table:table-cell table:number-columns-repeated="1004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ois merrain à pip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5200" calcext:value-type="float">
            <text:p>5 200,00</text:p>
          </table:table-cell>
          <table:table-cell office:value-type="string" calcext:value-type="string">
            <text:p>douëlles</text:p>
          </table:table-cell>
          <table:table-cell office:value-type="float" office:value="0.44" calcext:value-type="float">
            <text:p>0,440</text:p>
          </table:table-cell>
          <table:table-cell table:number-columns-repeated="2"/>
          <table:table-cell table:style-name="ce19" table:formula="of:=[.L63]+([.M63]/20)+([.N63]/240)" office:value-type="float" office:value="0.44" calcext:value-type="float">
            <text:p>0,44000</text:p>
          </table:table-cell>
          <table:table-cell table:number-columns-repeated="4"/>
          <table:table-cell table:formula="of:=[.J63]*[.O63]" office:value-type="float" office:value="2288" calcext:value-type="float">
            <text:p>2 288,0000</text:p>
          </table:table-cell>
          <table:table-cell/>
          <table:table-cell office:value-type="string" calcext:value-type="string">
            <text:p>44 L %</text:p>
          </table:table-cell>
          <table:table-cell table:number-columns-repeated="1002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ois de Sanda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20200" calcext:value-type="float">
            <text:p>20 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19" table:formula="of:=[.L64]+([.M64]/20)+([.N64]/240)" office:value-type="float" office:value="0.25" calcext:value-type="float">
            <text:p>0,25000</text:p>
          </table:table-cell>
          <table:table-cell table:number-columns-repeated="4"/>
          <table:table-cell table:formula="of:=[.J64]*[.O64]" office:value-type="float" office:value="5050" calcext:value-type="float">
            <text:p>5 050,0000</text:p>
          </table:table-cell>
          <table:table-cell table:number-columns-repeated="1004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ois à teind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4826" calcext:value-type="float">
            <text:p>4 82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19" table:formula="of:=[.L65]+([.M65]/20)+([.N65]/240)" office:value-type="float" office:value="0.2" calcext:value-type="float">
            <text:p>0,20000</text:p>
          </table:table-cell>
          <table:table-cell table:number-columns-repeated="4"/>
          <table:table-cell table:formula="of:=[.J65]*[.O65]" office:value-type="float" office:value="965.2" calcext:value-type="float">
            <text:p>965,2000</text:p>
          </table:table-cell>
          <table:table-cell table:number-columns-repeated="1004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ora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126" calcext:value-type="float">
            <text:p>126,00</text:p>
          </table:table-cell>
          <table:table-cell office:value-type="string" calcext:value-type="string">
            <text:p>livr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19" table:formula="of:=[.L66]+([.M66]/20)+([.N66]/240)" office:value-type="float" office:value="8" calcext:value-type="float">
            <text:p>8,00000</text:p>
          </table:table-cell>
          <table:table-cell table:number-columns-repeated="4"/>
          <table:table-cell table:formula="of:=[.J66]*[.O66]" office:value-type="float" office:value="1008" calcext:value-type="float">
            <text:p>1 008,0000</text:p>
          </table:table-cell>
          <table:table-cell table:number-columns-repeated="1004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ray gr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92" calcext:value-type="float">
            <text:p>92,00</text:p>
          </table:table-cell>
          <table:table-cell office:value-type="string" calcext:value-type="string">
            <text:p>baril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19" table:formula="of:=[.L67]+([.M67]/20)+([.N67]/240)" office:value-type="float" office:value="22" calcext:value-type="float">
            <text:p>22,00000</text:p>
          </table:table-cell>
          <table:table-cell table:number-columns-repeated="4"/>
          <table:table-cell table:formula="of:=[.J67]*[.O67]" office:value-type="float" office:value="2024" calcext:value-type="float">
            <text:p>2 024,0000</text:p>
          </table:table-cell>
          <table:table-cell table:number-columns-repeated="1004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rosser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2939" calcext:value-type="float">
            <text:p>2 93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19" table:formula="of:=[.L68]+([.M68]/20)+([.N68]/240)" office:value-type="float" office:value="1" calcext:value-type="float">
            <text:p>1,00000</text:p>
          </table:table-cell>
          <table:table-cell table:number-columns-repeated="4"/>
          <table:table-cell table:formula="of:=[.J68]*[.O68]" office:value-type="float" office:value="2939" calcext:value-type="float">
            <text:p>2 939,0000</text:p>
          </table:table-cell>
          <table:table-cell table:number-columns-repeated="1004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abillaud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72995" calcext:value-type="float">
            <text:p>72 99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19" table:formula="of:=[.L69]+([.M69]/20)+([.N69]/240)" office:value-type="float" office:value="0.2" calcext:value-type="float">
            <text:p>0,20000</text:p>
          </table:table-cell>
          <table:table-cell table:number-columns-repeated="4"/>
          <table:table-cell table:formula="of:=[.J69]*[.O69]" office:value-type="float" office:value="14599" calcext:value-type="float">
            <text:p>14 599,0000</text:p>
          </table:table-cell>
          <table:table-cell table:number-columns-repeated="1004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anettes de gra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123" calcext:value-type="float">
            <text:p>12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19" table:formula="of:=[.L70]+([.M70]/20)+([.N70]/240)" office:value-type="float" office:value="0.3" calcext:value-type="float">
            <text:p>0,30000</text:p>
          </table:table-cell>
          <table:table-cell table:number-columns-repeated="4"/>
          <table:table-cell table:formula="of:=[.J70]*[.O70]" office:value-type="float" office:value="36.9" calcext:value-type="float">
            <text:p>36,9000</text:p>
          </table:table-cell>
          <table:table-cell table:number-columns-repeated="1004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aves garni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1266" calcext:value-type="float">
            <text:p>1 26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19" table:formula="of:=[.L71]+([.M71]/20)+([.N71]/240)" office:value-type="float" office:value="0.45" calcext:value-type="float">
            <text:p>0,45000</text:p>
          </table:table-cell>
          <table:table-cell table:number-columns-repeated="4"/>
          <table:table-cell table:formula="of:=[.J71]*[.O71]" office:value-type="float" office:value="569.7" calcext:value-type="float">
            <text:p>569,7000</text:p>
          </table:table-cell>
          <table:table-cell table:number-columns-repeated="1004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eruz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19801" calcext:value-type="float">
            <text:p>19 80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19" table:formula="of:=[.L72]+([.M72]/20)+([.N72]/240)" office:value-type="float" office:value="0.1" calcext:value-type="float">
            <text:p>0,10000</text:p>
          </table:table-cell>
          <table:table-cell table:number-columns-repeated="4"/>
          <table:table-cell table:formula="of:=[.J72]*[.O72]" office:value-type="float" office:value="1980.1" calcext:value-type="float">
            <text:p>1 980,1000</text:p>
          </table:table-cell>
          <table:table-cell table:number-columns-repeated="1004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hanvre cru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140" calcext:value-type="float">
            <text:p>140,00</text:p>
          </table:table-cell>
          <table:table-cell office:value-type="string" calcext:value-type="string">
            <text:p>livres</text:p>
          </table:table-cell>
          <table:table-cell office:value-type="float" office:value="0.18" calcext:value-type="float">
            <text:p>0,180</text:p>
          </table:table-cell>
          <table:table-cell table:number-columns-repeated="2"/>
          <table:table-cell table:style-name="ce19" table:formula="of:=[.L73]+([.M73]/20)+([.N73]/240)" office:value-type="float" office:value="0.18" calcext:value-type="float">
            <text:p>0,18000</text:p>
          </table:table-cell>
          <table:table-cell table:number-columns-repeated="4"/>
          <table:table-cell table:formula="of:=[.J73]*[.O73]" office:value-type="float" office:value="25.2" calcext:value-type="float">
            <text:p>25,2000</text:p>
          </table:table-cell>
          <table:table-cell/>
          <table:table-cell office:value-type="string" calcext:value-type="string">
            <text:p>18 L %</text:p>
          </table:table-cell>
          <table:table-cell table:number-columns-repeated="1002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harbon de ter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140" calcext:value-type="float">
            <text:p>140,00</text:p>
          </table:table-cell>
          <table:table-cell office:value-type="string" calcext:value-type="string">
            <text:p>bariqu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19" table:formula="of:=[.L74]+([.M74]/20)+([.N74]/240)" office:value-type="float" office:value="10" calcext:value-type="float">
            <text:p>10,00000</text:p>
          </table:table-cell>
          <table:table-cell table:number-columns-repeated="4"/>
          <table:table-cell table:formula="of:=[.J74]*[.O74]" office:value-type="float" office:value="1400" calcext:value-type="float">
            <text:p>1 400,0000</text:p>
          </table:table-cell>
          <table:table-cell table:number-columns-repeated="1004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7" calcext:value-type="float">
            <text:p>1757</text:p>
          </table:table-cell>
          <table:table-cell table:style-name="ce8" office:value-type="string" calcext:value-type="string">
            <text:p>coëti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284" calcext:value-type="float">
            <text:p>284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19" table:formula="of:=[.L75]+([.M75]/20)+([.N75]/240)" office:value-type="float" office:value="1" calcext:value-type="float">
            <text:p>1,00000</text:p>
          </table:table-cell>
          <table:table-cell table:number-columns-repeated="4"/>
          <table:table-cell table:formula="of:=[.J75]*[.O75]" office:value-type="float" office:value="284" calcext:value-type="float">
            <text:p>284,0000</text:p>
          </table:table-cell>
          <table:table-cell/>
          <table:table-cell office:value-type="string" calcext:value-type="string">
            <text:p>doute sur la marchandise</text:p>
          </table:table-cell>
          <table:table-cell table:number-columns-repeated="1002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olle fort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460" calcext:value-type="float">
            <text:p>46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19" table:formula="of:=[.L76]+([.M76]/20)+([.N76]/240)" office:value-type="float" office:value="0.4" calcext:value-type="float">
            <text:p>0,40000</text:p>
          </table:table-cell>
          <table:table-cell table:number-columns-repeated="4"/>
          <table:table-cell table:formula="of:=[.J76]*[.O76]" office:value-type="float" office:value="184" calcext:value-type="float">
            <text:p>184,0000</text:p>
          </table:table-cell>
          <table:table-cell table:number-columns-repeated="1004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olle de poiss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1956" calcext:value-type="float">
            <text:p>1 95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19" table:formula="of:=[.L77]+([.M77]/20)+([.N77]/240)" office:value-type="float" office:value="0.6" calcext:value-type="float">
            <text:p>0,60000</text:p>
          </table:table-cell>
          <table:table-cell table:number-columns-repeated="4"/>
          <table:table-cell table:formula="of:=[.J77]*[.O77]" office:value-type="float" office:value="1173.6" calcext:value-type="float">
            <text:p>1 173,6000</text:p>
          </table:table-cell>
          <table:table-cell table:number-columns-repeated="1004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ouperos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128376" calcext:value-type="float">
            <text:p>128 376,00</text:p>
          </table:table-cell>
          <table:table-cell office:value-type="string" calcext:value-type="string">
            <text:p>livres</text:p>
          </table:table-cell>
          <table:table-cell office:value-type="float" office:value="0.1" calcext:value-type="float">
            <text:p>0,100</text:p>
          </table:table-cell>
          <table:table-cell table:number-columns-repeated="2"/>
          <table:table-cell table:style-name="ce19" table:formula="of:=[.L78]+([.M78]/20)+([.N78]/240)" office:value-type="float" office:value="0.1" calcext:value-type="float">
            <text:p>0,10000</text:p>
          </table:table-cell>
          <table:table-cell table:number-columns-repeated="4"/>
          <table:table-cell table:formula="of:=[.J78]*[.O78]" office:value-type="float" office:value="12837.6" calcext:value-type="float">
            <text:p>12 837,6000</text:p>
          </table:table-cell>
          <table:table-cell/>
          <table:table-cell office:value-type="string" calcext:value-type="string">
            <text:p>10 L %</text:p>
          </table:table-cell>
          <table:table-cell table:number-columns-repeated="1002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uirs de boeuf en poi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411" calcext:value-type="float">
            <text:p>411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19" table:formula="of:=[.L79]+([.M79]/20)+([.N79]/240)" office:value-type="float" office:value="6" calcext:value-type="float">
            <text:p>6,00000</text:p>
          </table:table-cell>
          <table:table-cell table:number-columns-repeated="4"/>
          <table:table-cell table:formula="of:=[.J79]*[.O79]" office:value-type="float" office:value="2466" calcext:value-type="float">
            <text:p>2 466,0000</text:p>
          </table:table-cell>
          <table:table-cell table:number-columns-repeated="1004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uivre en chaudr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18509" calcext:value-type="float">
            <text:p>18 50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19" table:formula="of:=[.L80]+([.M80]/20)+([.N80]/240)" office:value-type="float" office:value="1.4" calcext:value-type="float">
            <text:p>1,40000</text:p>
          </table:table-cell>
          <table:table-cell table:number-columns-repeated="4"/>
          <table:table-cell table:formula="of:=[.J80]*[.O80]" office:value-type="float" office:value="25912.6" calcext:value-type="float">
            <text:p>25 912,6000</text:p>
          </table:table-cell>
          <table:table-cell table:number-columns-repeated="1004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uivre rou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2500" calcext:value-type="float">
            <text:p>2 5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19" table:formula="of:=[.L81]+([.M81]/20)+([.N81]/240)" office:value-type="float" office:value="1.5" calcext:value-type="float">
            <text:p>1,50000</text:p>
          </table:table-cell>
          <table:table-cell table:number-columns-repeated="4"/>
          <table:table-cell table:formula="of:=[.J81]*[.O81]" office:value-type="float" office:value="3750" calcext:value-type="float">
            <text:p>3 750,0000</text:p>
          </table:table-cell>
          <table:table-cell table:number-columns-repeated="1004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drogueri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5790" calcext:value-type="float">
            <text:p>5 79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19" table:formula="of:=[.L82]+([.M82]/20)+([.N82]/240)" office:value-type="float" office:value="2" calcext:value-type="float">
            <text:p>2,00000</text:p>
          </table:table-cell>
          <table:table-cell table:number-columns-repeated="4"/>
          <table:table-cell table:formula="of:=[.J82]*[.O82]" office:value-type="float" office:value="11580" calcext:value-type="float">
            <text:p>11 580,0000</text:p>
          </table:table-cell>
          <table:table-cell table:number-columns-repeated="1004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etaim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1262" calcext:value-type="float">
            <text:p>1 26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19" table:formula="of:=[.L83]+([.M83]/20)+([.N83]/240)" office:value-type="float" office:value="0.75" calcext:value-type="float">
            <text:p>0,75000</text:p>
          </table:table-cell>
          <table:table-cell table:number-columns-repeated="4"/>
          <table:table-cell table:formula="of:=[.J83]*[.O83]" office:value-type="float" office:value="946.5" calcext:value-type="float">
            <text:p>946,5000</text:p>
          </table:table-cell>
          <table:table-cell table:number-columns-repeated="1004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fayanc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801" calcext:value-type="float">
            <text:p>80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19" table:formula="of:=[.L84]+([.M84]/20)+([.N84]/240)" office:value-type="float" office:value="0.2" calcext:value-type="float">
            <text:p>0,20000</text:p>
          </table:table-cell>
          <table:table-cell table:number-columns-repeated="4"/>
          <table:table-cell table:formula="of:=[.J84]*[.O84]" office:value-type="float" office:value="160.2" calcext:value-type="float">
            <text:p>160,2000</text:p>
          </table:table-cell>
          <table:table-cell table:number-columns-repeated="1004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fer battu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6743" calcext:value-type="float">
            <text:p>6 743,00</text:p>
          </table:table-cell>
          <table:table-cell office:value-type="string" calcext:value-type="string">
            <text:p>livres</text:p>
          </table:table-cell>
          <table:table-cell office:value-type="float" office:value="0.12" calcext:value-type="float">
            <text:p>0,120</text:p>
          </table:table-cell>
          <table:table-cell office:value-type="float" office:value="0.1" calcext:value-type="float">
            <text:p>0,1</text:p>
          </table:table-cell>
          <table:table-cell/>
          <table:table-cell table:style-name="ce19" table:formula="of:=[.L85]+([.M85]/20)+([.N85]/240)" office:value-type="float" office:value="0.125" calcext:value-type="float">
            <text:p>0,12500</text:p>
          </table:table-cell>
          <table:table-cell table:number-columns-repeated="4"/>
          <table:table-cell table:formula="of:=[.J85]*[.O85]" office:value-type="float" office:value="842.875" calcext:value-type="float">
            <text:p>842,8750</text:p>
          </table:table-cell>
          <table:table-cell/>
          <table:table-cell office:value-type="string" calcext:value-type="string">
            <text:p>12 L % 10 S</text:p>
          </table:table-cell>
          <table:table-cell table:number-columns-repeated="1002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fer blanc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barils</text:p>
          </table:table-cell>
          <table:table-cell office:value-type="float" office:value="90" calcext:value-type="float">
            <text:p>90,000</text:p>
          </table:table-cell>
          <table:table-cell table:number-columns-repeated="2"/>
          <table:table-cell table:style-name="ce19" table:formula="of:=[.L86]+([.M86]/20)+([.N86]/240)" office:value-type="float" office:value="90" calcext:value-type="float">
            <text:p>90,00000</text:p>
          </table:table-cell>
          <table:table-cell table:number-columns-repeated="4"/>
          <table:table-cell table:formula="of:=[.J86]*[.O86]" office:value-type="float" office:value="810" calcext:value-type="float">
            <text:p>810,0000</text:p>
          </table:table-cell>
          <table:table-cell table:number-columns-repeated="1004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fer en cercl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4644" calcext:value-type="float">
            <text:p>4 64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19" table:formula="of:=[.L87]+([.M87]/20)+([.N87]/240)" office:value-type="float" office:value="0.25" calcext:value-type="float">
            <text:p>0,25000</text:p>
          </table:table-cell>
          <table:table-cell table:number-columns-repeated="4"/>
          <table:table-cell table:formula="of:=[.J87]*[.O87]" office:value-type="float" office:value="1161" calcext:value-type="float">
            <text:p>1 161,0000</text:p>
          </table:table-cell>
          <table:table-cell table:number-columns-repeated="1004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fer en cuiller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99" calcext:value-type="float">
            <text:p>99,00</text:p>
          </table:table-cell>
          <table:table-cell office:value-type="string" calcext:value-type="string">
            <text:p>douzain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19" table:formula="of:=[.L88]+([.M88]/20)+([.N88]/240)" office:value-type="float" office:value="6" calcext:value-type="float">
            <text:p>6,00000</text:p>
          </table:table-cell>
          <table:table-cell table:number-columns-repeated="4"/>
          <table:table-cell table:formula="of:=[.J88]*[.O88]" office:value-type="float" office:value="594" calcext:value-type="float">
            <text:p>594,0000</text:p>
          </table:table-cell>
          <table:table-cell table:number-columns-repeated="1004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fer en feuillard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1300" calcext:value-type="float">
            <text:p>1 300,00</text:p>
          </table:table-cell>
          <table:table-cell office:value-type="string" calcext:value-type="string">
            <text:p>livres</text:p>
          </table:table-cell>
          <table:table-cell office:value-type="float" office:value="0.18" calcext:value-type="float">
            <text:p>0,180</text:p>
          </table:table-cell>
          <table:table-cell table:number-columns-repeated="2"/>
          <table:table-cell table:style-name="ce19" table:formula="of:=[.L89]+([.M89]/20)+([.N89]/240)" office:value-type="float" office:value="0.18" calcext:value-type="float">
            <text:p>0,18000</text:p>
          </table:table-cell>
          <table:table-cell table:number-columns-repeated="4"/>
          <table:table-cell table:formula="of:=[.J89]*[.O89]" office:value-type="float" office:value="234" calcext:value-type="float">
            <text:p>234,0000</text:p>
          </table:table-cell>
          <table:table-cell/>
          <table:table-cell office:value-type="string" calcext:value-type="string">
            <text:p>18 L %</text:p>
          </table:table-cell>
          <table:table-cell table:number-columns-repeated="1002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fer pour moulins à suc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14225" calcext:value-type="float">
            <text:p>14 22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19" table:formula="of:=[.L90]+([.M90]/20)+([.N90]/240)" office:value-type="float" office:value="0.3" calcext:value-type="float">
            <text:p>0,30000</text:p>
          </table:table-cell>
          <table:table-cell table:number-columns-repeated="4"/>
          <table:table-cell table:formula="of:=[.J90]*[.O90]" office:value-type="float" office:value="4267.5" calcext:value-type="float">
            <text:p>4 267,5000</text:p>
          </table:table-cell>
          <table:table-cell table:number-columns-repeated="1004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fer plat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23696" calcext:value-type="float">
            <text:p>23 696,00</text:p>
          </table:table-cell>
          <table:table-cell office:value-type="string" calcext:value-type="string">
            <text:p>livres</text:p>
          </table:table-cell>
          <table:table-cell office:value-type="float" office:value="0.12" calcext:value-type="float">
            <text:p>0,120</text:p>
          </table:table-cell>
          <table:table-cell office:value-type="float" office:value="0.1" calcext:value-type="float">
            <text:p>0,1</text:p>
          </table:table-cell>
          <table:table-cell/>
          <table:table-cell table:style-name="ce19" table:formula="of:=[.L91]+([.M91]/20)+([.N91]/240)" office:value-type="float" office:value="0.125" calcext:value-type="float">
            <text:p>0,12500</text:p>
          </table:table-cell>
          <table:table-cell table:number-columns-repeated="4"/>
          <table:table-cell table:formula="of:=[.J91]*[.O91]" office:value-type="float" office:value="2962" calcext:value-type="float">
            <text:p>2 962,0000</text:p>
          </table:table-cell>
          <table:table-cell/>
          <table:table-cell office:value-type="string" calcext:value-type="string">
            <text:p>12 L %</text:p>
          </table:table-cell>
          <table:table-cell table:number-columns-repeated="1002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fer en poël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4385" calcext:value-type="float">
            <text:p>4 38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19" table:formula="of:=[.L92]+([.M92]/20)+([.N92]/240)" office:value-type="float" office:value="0.35" calcext:value-type="float">
            <text:p>0,35000</text:p>
          </table:table-cell>
          <table:table-cell table:number-columns-repeated="4"/>
          <table:table-cell table:formula="of:=[.J92]*[.O92]" office:value-type="float" office:value="1534.75" calcext:value-type="float">
            <text:p>1 534,7500</text:p>
          </table:table-cell>
          <table:table-cell table:number-columns-repeated="1004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7" calcext:value-type="float">
            <text:p>1757</text:p>
          </table:table-cell>
          <table:table-cell table:style-name="ce8" office:value-type="string" calcext:value-type="string">
            <text:p>fil de carret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14104" calcext:value-type="float">
            <text:p>14 10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19" table:formula="of:=[.L93]+([.M93]/20)+([.N93]/240)" office:value-type="float" office:value="1" calcext:value-type="float">
            <text:p>1,00000</text:p>
          </table:table-cell>
          <table:table-cell table:number-columns-repeated="4"/>
          <table:table-cell table:formula="of:=[.J93]*[.O93]" office:value-type="float" office:value="14104" calcext:value-type="float">
            <text:p>14 104,0000</text:p>
          </table:table-cell>
          <table:table-cell table:number-columns-repeated="1004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fil de fe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10034" calcext:value-type="float">
            <text:p>10 03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19" table:formula="of:=[.L94]+([.M94]/20)+([.N94]/240)" office:value-type="float" office:value="1" calcext:value-type="float">
            <text:p>1,00000</text:p>
          </table:table-cell>
          <table:table-cell table:number-columns-repeated="4"/>
          <table:table-cell table:formula="of:=[.J94]*[.O94]" office:value-type="float" office:value="10034" calcext:value-type="float">
            <text:p>10 034,0000</text:p>
          </table:table-cell>
          <table:table-cell table:number-columns-repeated="1004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fil de let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108" calcext:value-type="float">
            <text:p>10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19" table:formula="of:=[.L95]+([.M95]/20)+([.N95]/240)" office:value-type="float" office:value="1.75" calcext:value-type="float">
            <text:p>1,75000</text:p>
          </table:table-cell>
          <table:table-cell table:number-columns-repeated="4"/>
          <table:table-cell table:formula="of:=[.J95]*[.O95]" office:value-type="float" office:value="189" calcext:value-type="float">
            <text:p>189,0000</text:p>
          </table:table-cell>
          <table:table-cell table:number-columns-repeated="1004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7" calcext:value-type="float">
            <text:p>1757</text:p>
          </table:table-cell>
          <table:table-cell table:style-name="ce8" office:value-type="string" calcext:value-type="string">
            <text:p>fleuret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19" calcext:value-type="float">
            <text:p>19,00</text:p>
          </table:table-cell>
          <table:table-cell office:value-type="string" calcext:value-type="string">
            <text:p>douzain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19" table:formula="of:=[.L96]+([.M96]/20)+([.N96]/240)" office:value-type="float" office:value="2.25" calcext:value-type="float">
            <text:p>2,25000</text:p>
          </table:table-cell>
          <table:table-cell table:number-columns-repeated="4"/>
          <table:table-cell table:formula="of:=[.J96]*[.O96]" office:value-type="float" office:value="42.75" calcext:value-type="float">
            <text:p>42,7500</text:p>
          </table:table-cell>
          <table:table-cell table:number-columns-repeated="1004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froma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248088" calcext:value-type="float">
            <text:p>248 08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19" table:formula="of:=[.L97]+([.M97]/20)+([.N97]/240)" office:value-type="float" office:value="0.25" calcext:value-type="float">
            <text:p>0,25000</text:p>
          </table:table-cell>
          <table:table-cell table:number-columns-repeated="4"/>
          <table:table-cell table:formula="of:=[.J97]*[.O97]" office:value-type="float" office:value="62022" calcext:value-type="float">
            <text:p>62 022,0000</text:p>
          </table:table-cell>
          <table:table-cell table:number-columns-repeated="1004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garanc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30718" calcext:value-type="float">
            <text:p>30 71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19" table:formula="of:=[.L98]+([.M98]/20)+([.N98]/240)" office:value-type="float" office:value="0.45" calcext:value-type="float">
            <text:p>0,45000</text:p>
          </table:table-cell>
          <table:table-cell table:number-columns-repeated="4"/>
          <table:table-cell table:formula="of:=[.J98]*[.O98]" office:value-type="float" office:value="13823.1" calcext:value-type="float">
            <text:p>13 823,1000</text:p>
          </table:table-cell>
          <table:table-cell table:number-columns-repeated="1004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goudr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120" calcext:value-type="float">
            <text:p>120,00</text:p>
          </table:table-cell>
          <table:table-cell office:value-type="string" calcext:value-type="string">
            <text:p>baril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19" table:formula="of:=[.L99]+([.M99]/20)+([.N99]/240)" office:value-type="float" office:value="22" calcext:value-type="float">
            <text:p>22,00000</text:p>
          </table:table-cell>
          <table:table-cell table:number-columns-repeated="4"/>
          <table:table-cell table:formula="of:=[.J99]*[.O99]" office:value-type="float" office:value="2640" calcext:value-type="float">
            <text:p>2 640,0000</text:p>
          </table:table-cell>
          <table:table-cell table:number-columns-repeated="1004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goudr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bariques</text:p>
          </table:table-cell>
          <table:table-cell office:value-type="float" office:value="44" calcext:value-type="float">
            <text:p>44,000</text:p>
          </table:table-cell>
          <table:table-cell table:number-columns-repeated="2"/>
          <table:table-cell table:style-name="ce19" table:formula="of:=[.L100]+([.M100]/20)+([.N100]/240)" office:value-type="float" office:value="44" calcext:value-type="float">
            <text:p>44,00000</text:p>
          </table:table-cell>
          <table:table-cell table:number-columns-repeated="4"/>
          <table:table-cell table:formula="of:=[.J100]*[.O100]" office:value-type="float" office:value="1320" calcext:value-type="float">
            <text:p>1 320,0000</text:p>
          </table:table-cell>
          <table:table-cell/>
          <table:table-cell office:value-type="string" calcext:value-type="string">
            <text:p>unité monétaire absente</text:p>
          </table:table-cell>
          <table:table-cell table:number-columns-repeated="1002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giroffl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1824" calcext:value-type="float">
            <text:p>1 824,00</text:p>
          </table:table-cell>
          <table:table-cell office:value-type="string" calcext:value-type="string">
            <text:p>livr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19" table:formula="of:=[.L101]+([.M101]/20)+([.N101]/240)" office:value-type="float" office:value="15" calcext:value-type="float">
            <text:p>15,00000</text:p>
          </table:table-cell>
          <table:table-cell table:number-columns-repeated="4"/>
          <table:table-cell table:formula="of:=[.J101]*[.O101]" office:value-type="float" office:value="27360" calcext:value-type="float">
            <text:p>27 360,0000</text:p>
          </table:table-cell>
          <table:table-cell table:number-columns-repeated="1004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graine de l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8000" calcext:value-type="float">
            <text:p>8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19" table:formula="of:=[.L102]+([.M102]/20)+([.N102]/240)" office:value-type="float" office:value="0.5" calcext:value-type="float">
            <text:p>0,50000</text:p>
          </table:table-cell>
          <table:table-cell table:number-columns-repeated="4"/>
          <table:table-cell table:formula="of:=[.J102]*[.O102]" office:value-type="float" office:value="4000" calcext:value-type="float">
            <text:p>4 000,0000</text:p>
          </table:table-cell>
          <table:table-cell table:number-columns-repeated="1004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7" calcext:value-type="float">
            <text:p>1757</text:p>
          </table:table-cell>
          <table:table-cell table:style-name="ce8" office:value-type="string" calcext:value-type="string">
            <text:p>harangs sor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208" calcext:value-type="float">
            <text:p>208,00</text:p>
          </table:table-cell>
          <table:table-cell office:value-type="string" calcext:value-type="string">
            <text:p>baril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19" table:formula="of:=[.L103]+([.M103]/20)+([.N103]/240)" office:value-type="float" office:value="40" calcext:value-type="float">
            <text:p>40,00000</text:p>
          </table:table-cell>
          <table:table-cell table:number-columns-repeated="4"/>
          <table:table-cell table:formula="of:=[.J103]*[.O103]" office:value-type="float" office:value="8320" calcext:value-type="float">
            <text:p>8 320,0000</text:p>
          </table:table-cell>
          <table:table-cell table:number-columns-repeated="1004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huile de l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124644" calcext:value-type="float">
            <text:p>124 64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19" table:formula="of:=[.L104]+([.M104]/20)+([.N104]/240)" office:value-type="float" office:value="0.25" calcext:value-type="float">
            <text:p>0,25000</text:p>
          </table:table-cell>
          <table:table-cell table:number-columns-repeated="4"/>
          <table:table-cell table:formula="of:=[.J104]*[.O104]" office:value-type="float" office:value="31161" calcext:value-type="float">
            <text:p>31 161,0000</text:p>
          </table:table-cell>
          <table:table-cell table:number-columns-repeated="1004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huile de poiss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109052" calcext:value-type="float">
            <text:p>109 05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19" table:formula="of:=[.L105]+([.M105]/20)+([.N105]/240)" office:value-type="float" office:value="0.25" calcext:value-type="float">
            <text:p>0,25000</text:p>
          </table:table-cell>
          <table:table-cell table:number-columns-repeated="4"/>
          <table:table-cell table:formula="of:=[.J105]*[.O105]" office:value-type="float" office:value="27263" calcext:value-type="float">
            <text:p>27 263,0000</text:p>
          </table:table-cell>
          <table:table-cell table:number-columns-repeated="1004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jambon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4514" calcext:value-type="float">
            <text:p>4 51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19" table:formula="of:=[.L106]+([.M106]/20)+([.N106]/240)" office:value-type="float" office:value="0.4" calcext:value-type="float">
            <text:p>0,40000</text:p>
          </table:table-cell>
          <table:table-cell table:number-columns-repeated="4"/>
          <table:table-cell table:formula="of:=[.J106]*[.O106]" office:value-type="float" office:value="1805.6" calcext:value-type="float">
            <text:p>1 805,6000</text:p>
          </table:table-cell>
          <table:table-cell table:number-columns-repeated="1004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lai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124895" calcext:value-type="float">
            <text:p>124 89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19" table:formula="of:=[.L107]+([.M107]/20)+([.N107]/240)" office:value-type="float" office:value="1.25" calcext:value-type="float">
            <text:p>1,25000</text:p>
          </table:table-cell>
          <table:table-cell table:number-columns-repeated="4"/>
          <table:table-cell table:formula="of:=[.J107]*[.O107]" office:value-type="float" office:value="156118.75" calcext:value-type="float">
            <text:p>156 118,7500</text:p>
          </table:table-cell>
          <table:table-cell table:number-columns-repeated="1004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7" calcext:value-type="float">
            <text:p>1757</text:p>
          </table:table-cell>
          <table:table-cell table:style-name="ce8" office:value-type="string" calcext:value-type="string">
            <text:p>laine ser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1316" calcext:value-type="float">
            <text:p>1 31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19" table:formula="of:=[.L108]+([.M108]/20)+([.N108]/240)" office:value-type="float" office:value="1.25" calcext:value-type="float">
            <text:p>1,25000</text:p>
          </table:table-cell>
          <table:table-cell table:number-columns-repeated="4"/>
          <table:table-cell table:formula="of:=[.J108]*[.O108]" office:value-type="float" office:value="1645" calcext:value-type="float">
            <text:p>1 645,0000</text:p>
          </table:table-cell>
          <table:table-cell table:number-columns-repeated="1004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lames d'épé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22" calcext:value-type="float">
            <text:p>22,00</text:p>
          </table:table-cell>
          <table:table-cell office:value-type="string" calcext:value-type="string">
            <text:p>douzain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19" table:formula="of:=[.L109]+([.M109]/20)+([.N109]/240)" office:value-type="float" office:value="2.5" calcext:value-type="float">
            <text:p>2,50000</text:p>
          </table:table-cell>
          <table:table-cell table:number-columns-repeated="4"/>
          <table:table-cell table:formula="of:=[.J109]*[.O109]" office:value-type="float" office:value="55" calcext:value-type="float">
            <text:p>55,0000</text:p>
          </table:table-cell>
          <table:table-cell table:number-columns-repeated="1004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57" calcext:value-type="float">
            <text:p>1757</text:p>
          </table:table-cell>
          <table:table-cell table:style-name="ce8" office:value-type="string" calcext:value-type="string">
            <text:p>liens de fi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625" calcext:value-type="float">
            <text:p>62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19" table:formula="of:=[.L110]+([.M110]/20)+([.N110]/240)" office:value-type="float" office:value="2" calcext:value-type="float">
            <text:p>2,00000</text:p>
          </table:table-cell>
          <table:table-cell table:number-columns-repeated="4"/>
          <table:table-cell table:formula="of:=[.J110]*[.O110]" office:value-type="float" office:value="1250" calcext:value-type="float">
            <text:p>1 250,0000</text:p>
          </table:table-cell>
          <table:table-cell table:number-columns-repeated="1004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lin cru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30320" calcext:value-type="float">
            <text:p>30 32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19" table:formula="of:=[.L111]+([.M111]/20)+([.N111]/240)" office:value-type="float" office:value="0.35" calcext:value-type="float">
            <text:p>0,35000</text:p>
          </table:table-cell>
          <table:table-cell table:number-columns-repeated="4"/>
          <table:table-cell table:formula="of:=[.J111]*[.O111]" office:value-type="float" office:value="10612" calcext:value-type="float">
            <text:p>10 612,0000</text:p>
          </table:table-cell>
          <table:table-cell table:number-columns-repeated="1004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lin peign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804" calcext:value-type="float">
            <text:p>80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19" table:formula="of:=[.L112]+([.M112]/20)+([.N112]/240)" office:value-type="float" office:value="0.6" calcext:value-type="float">
            <text:p>0,60000</text:p>
          </table:table-cell>
          <table:table-cell table:number-columns-repeated="4"/>
          <table:table-cell table:formula="of:=[.J112]*[.O112]" office:value-type="float" office:value="482.4" calcext:value-type="float">
            <text:p>482,4000</text:p>
          </table:table-cell>
          <table:table-cell table:number-columns-repeated="1004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litarg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1870" calcext:value-type="float">
            <text:p>1 87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19" table:formula="of:=[.L113]+([.M113]/20)+([.N113]/240)" office:value-type="float" office:value="0.35" calcext:value-type="float">
            <text:p>0,35000</text:p>
          </table:table-cell>
          <table:table-cell table:number-columns-repeated="4"/>
          <table:table-cell table:formula="of:=[.J113]*[.O113]" office:value-type="float" office:value="654.5" calcext:value-type="float">
            <text:p>654,5000</text:p>
          </table:table-cell>
          <table:table-cell table:number-columns-repeated="1004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mats de 56 pied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118" calcext:value-type="float">
            <text:p>118,00</text:p>
          </table:table-cell>
          <table:table-cell office:value-type="string" calcext:value-type="string">
            <text:p>en nombre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19" table:formula="of:=[.L114]+([.M114]/20)+([.N114]/240)" office:value-type="float" office:value="80" calcext:value-type="float">
            <text:p>80,00000</text:p>
          </table:table-cell>
          <table:table-cell table:number-columns-repeated="4"/>
          <table:table-cell table:formula="of:=[.J114]*[.O114]" office:value-type="float" office:value="9440" calcext:value-type="float">
            <text:p>9 440,0000</text:p>
          </table:table-cell>
          <table:table-cell/>
          <table:table-cell office:value-type="string" calcext:value-type="string">
            <text:p>60 L ou 100 L</text:p>
          </table:table-cell>
          <table:table-cell table:number-columns-repeated="1002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merceri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3440" calcext:value-type="float">
            <text:p>3 440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9" table:formula="of:=[.L115]+([.M115]/20)+([.N115]/240)" office:value-type="float" office:value="3.5" calcext:value-type="float">
            <text:p>3,50000</text:p>
          </table:table-cell>
          <table:table-cell table:number-columns-repeated="4"/>
          <table:table-cell table:formula="of:=[.J115]*[.O115]" office:value-type="float" office:value="12040" calcext:value-type="float">
            <text:p>12 040,0000</text:p>
          </table:table-cell>
          <table:table-cell table:number-columns-repeated="1004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mines de plomb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16263" calcext:value-type="float">
            <text:p>16 26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19" table:formula="of:=[.L116]+([.M116]/20)+([.N116]/240)" office:value-type="float" office:value="0.25" calcext:value-type="float">
            <text:p>0,25000</text:p>
          </table:table-cell>
          <table:table-cell table:number-columns-repeated="4"/>
          <table:table-cell table:formula="of:=[.J116]*[.O116]" office:value-type="float" office:value="4065.75" calcext:value-type="float">
            <text:p>4 065,7500</text:p>
          </table:table-cell>
          <table:table-cell table:number-columns-repeated="1004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moulins à caff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en nombre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19" table:formula="of:=[.L117]+([.M117]/20)+([.N117]/240)" office:value-type="float" office:value="3" calcext:value-type="float">
            <text:p>3,00000</text:p>
          </table:table-cell>
          <table:table-cell table:number-columns-repeated="4"/>
          <table:table-cell table:formula="of:=[.J117]*[.O117]" office:value-type="float" office:value="150" calcext:value-type="float">
            <text:p>150,0000</text:p>
          </table:table-cell>
          <table:table-cell table:number-columns-repeated="1004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muscad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396" calcext:value-type="float">
            <text:p>396,00</text:p>
          </table:table-cell>
          <table:table-cell office:value-type="string" calcext:value-type="string">
            <text:p>livr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19" table:formula="of:=[.L118]+([.M118]/20)+([.N118]/240)" office:value-type="float" office:value="8" calcext:value-type="float">
            <text:p>8,00000</text:p>
          </table:table-cell>
          <table:table-cell table:number-columns-repeated="4"/>
          <table:table-cell table:formula="of:=[.J118]*[.O118]" office:value-type="float" office:value="3168" calcext:value-type="float">
            <text:p>3 168,0000</text:p>
          </table:table-cell>
          <table:table-cell table:number-columns-repeated="1004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orge mondé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1637" calcext:value-type="float">
            <text:p>1 63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19" table:formula="of:=[.L119]+([.M119]/20)+([.N119]/240)" office:value-type="float" office:value="0.2" calcext:value-type="float">
            <text:p>0,20000</text:p>
          </table:table-cell>
          <table:table-cell table:number-columns-repeated="4"/>
          <table:table-cell table:formula="of:=[.J119]*[.O119]" office:value-type="float" office:value="327.4" calcext:value-type="float">
            <text:p>327,4000</text:p>
          </table:table-cell>
          <table:table-cell table:number-columns-repeated="1004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apie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460" calcext:value-type="float">
            <text:p>460,00</text:p>
          </table:table-cell>
          <table:table-cell office:value-type="string" calcext:value-type="string">
            <text:p>ram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19" table:formula="of:=[.L120]+([.M120]/20)+([.N120]/240)" office:value-type="float" office:value="20" calcext:value-type="float">
            <text:p>20,00000</text:p>
          </table:table-cell>
          <table:table-cell table:number-columns-repeated="4"/>
          <table:table-cell table:formula="of:=[.J120]*[.O120]" office:value-type="float" office:value="9200" calcext:value-type="float">
            <text:p>9 200,0000</text:p>
          </table:table-cell>
          <table:table-cell table:number-columns-repeated="1004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iment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9715" calcext:value-type="float">
            <text:p>9 71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19" table:formula="of:=[.L121]+([.M121]/20)+([.N121]/240)" office:value-type="float" office:value="0.5" calcext:value-type="float">
            <text:p>0,50000</text:p>
          </table:table-cell>
          <table:table-cell table:number-columns-repeated="4"/>
          <table:table-cell table:formula="of:=[.J121]*[.O121]" office:value-type="float" office:value="4857.5" calcext:value-type="float">
            <text:p>4 857,5000</text:p>
          </table:table-cell>
          <table:table-cell table:number-columns-repeated="1004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ipes à fume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849" calcext:value-type="float">
            <text:p>849,00</text:p>
          </table:table-cell>
          <table:table-cell office:value-type="string" calcext:value-type="string">
            <text:p>gross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19" table:formula="of:=[.L122]+([.M122]/20)+([.N122]/240)" office:value-type="float" office:value="2.25" calcext:value-type="float">
            <text:p>2,25000</text:p>
          </table:table-cell>
          <table:table-cell table:number-columns-repeated="4"/>
          <table:table-cell table:formula="of:=[.J122]*[.O122]" office:value-type="float" office:value="1910.25" calcext:value-type="float">
            <text:p>1 910,2500</text:p>
          </table:table-cell>
          <table:table-cell table:number-columns-repeated="1004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lanches de chêne de 10 pied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962" calcext:value-type="float">
            <text:p>962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19" table:formula="of:=[.L123]+([.M123]/20)+([.N123]/240)" office:value-type="float" office:value="2" calcext:value-type="float">
            <text:p>2,00000</text:p>
          </table:table-cell>
          <table:table-cell table:number-columns-repeated="4"/>
          <table:table-cell table:formula="of:=[.J123]*[.O123]" office:value-type="float" office:value="1924" calcext:value-type="float">
            <text:p>1 924,0000</text:p>
          </table:table-cell>
          <table:table-cell table:number-columns-repeated="1004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lanches de chêne de 11 pied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143" calcext:value-type="float">
            <text:p>143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19" table:formula="of:=[.L124]+([.M124]/20)+([.N124]/240)" office:value-type="float" office:value="2" calcext:value-type="float">
            <text:p>2,00000</text:p>
          </table:table-cell>
          <table:table-cell table:number-columns-repeated="4"/>
          <table:table-cell table:formula="of:=[.J124]*[.O124]" office:value-type="float" office:value="286" calcext:value-type="float">
            <text:p>286,0000</text:p>
          </table:table-cell>
          <table:table-cell table:number-columns-repeated="1004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lanches de sapin de 24 à 36 pied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372" calcext:value-type="float">
            <text:p>372,00</text:p>
          </table:table-cell>
          <table:table-cell office:value-type="string" calcext:value-type="string">
            <text:p>en nombre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19" table:formula="of:=[.L125]+([.M125]/20)+([.N125]/240)" office:value-type="float" office:value="5" calcext:value-type="float">
            <text:p>5,00000</text:p>
          </table:table-cell>
          <table:table-cell table:number-columns-repeated="4"/>
          <table:table-cell table:formula="of:=[.J125]*[.O125]" office:value-type="float" office:value="1860" calcext:value-type="float">
            <text:p>1 860,0000</text:p>
          </table:table-cell>
          <table:table-cell table:number-columns-repeated="1004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lanches de sapin de 8 à 10 pied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19" table:formula="of:=[.L126]+([.M126]/20)+([.N126]/240)" office:value-type="float" office:value="0.75" calcext:value-type="float">
            <text:p>0,75000</text:p>
          </table:table-cell>
          <table:table-cell table:number-columns-repeated="4"/>
          <table:table-cell table:formula="of:=[.J126]*[.O126]" office:value-type="float" office:value="375" calcext:value-type="float">
            <text:p>375,0000</text:p>
          </table:table-cell>
          <table:table-cell table:number-columns-repeated="1004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lanches de sapin de 10 à 11 pied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2520" calcext:value-type="float">
            <text:p>2 52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7.5" calcext:value-type="float">
            <text:p>17,5</text:p>
          </table:table-cell>
          <table:table-cell/>
          <table:table-cell table:style-name="ce19" table:formula="of:=[.L127]+([.M127]/20)+([.N127]/240)" office:value-type="float" office:value="0.875" calcext:value-type="float">
            <text:p>0,87500</text:p>
          </table:table-cell>
          <table:table-cell table:number-columns-repeated="4"/>
          <table:table-cell table:formula="of:=[.J127]*[.O127]" office:value-type="float" office:value="2205" calcext:value-type="float">
            <text:p>2 205,0000</text:p>
          </table:table-cell>
          <table:table-cell/>
          <table:table-cell office:value-type="string" calcext:value-type="string">
            <text:p>À 20 à 15</text:p>
          </table:table-cell>
          <table:table-cell table:number-columns-repeated="1002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lomb en saum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19288" calcext:value-type="float">
            <text:p>19 28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19" table:formula="of:=[.L128]+([.M128]/20)+([.N128]/240)" office:value-type="float" office:value="0.25" calcext:value-type="float">
            <text:p>0,25000</text:p>
          </table:table-cell>
          <table:table-cell table:number-columns-repeated="4"/>
          <table:table-cell table:formula="of:=[.J128]*[.O128]" office:value-type="float" office:value="4822" calcext:value-type="float">
            <text:p>4 822,0000</text:p>
          </table:table-cell>
          <table:table-cell table:number-columns-repeated="1004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oiv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32113" calcext:value-type="float">
            <text:p>32 11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19" table:formula="of:=[.L129]+([.M129]/20)+([.N129]/240)" office:value-type="float" office:value="1.2" calcext:value-type="float">
            <text:p>1,20000</text:p>
          </table:table-cell>
          <table:table-cell table:number-columns-repeated="4"/>
          <table:table-cell table:formula="of:=[.J129]*[.O129]" office:value-type="float" office:value="38535.6" calcext:value-type="float">
            <text:p>38 535,6000</text:p>
          </table:table-cell>
          <table:table-cell table:number-columns-repeated="1004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ois de Bourgog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1988" calcext:value-type="float">
            <text:p>1 98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.5" calcext:value-type="float">
            <text:p>1,5</text:p>
          </table:table-cell>
          <table:table-cell/>
          <table:table-cell table:style-name="ce19" table:formula="of:=[.L130]+([.M130]/20)+([.N130]/240)" office:value-type="float" office:value="0.075" calcext:value-type="float">
            <text:p>0,07500</text:p>
          </table:table-cell>
          <table:table-cell table:number-columns-repeated="4"/>
          <table:table-cell table:formula="of:=[.J130]*[.O130]" office:value-type="float" office:value="149.1" calcext:value-type="float">
            <text:p>149,1000</text:p>
          </table:table-cell>
          <table:table-cell/>
          <table:table-cell office:value-type="string" calcext:value-type="string">
            <text:p>1 S ou 2 S</text:p>
          </table:table-cell>
          <table:table-cell table:number-columns-repeated="1002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oussière de raisi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86807" calcext:value-type="float">
            <text:p>86 80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9" table:formula="of:=[.L131]+([.M131]/20)+([.N131]/240)" office:value-type="float" office:value="0.075" calcext:value-type="float">
            <text:p>0,07500</text:p>
          </table:table-cell>
          <table:table-cell table:number-columns-repeated="4"/>
          <table:table-cell table:formula="of:=[.J131]*[.O131]" office:value-type="float" office:value="6510.525" calcext:value-type="float">
            <text:p>6 510,5250</text:p>
          </table:table-cell>
          <table:table-cell table:number-columns-repeated="1004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quinquaille de fe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17053" calcext:value-type="float">
            <text:p>17 05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19" table:formula="of:=[.L132]+([.M132]/20)+([.N132]/240)" office:value-type="float" office:value="1" calcext:value-type="float">
            <text:p>1,00000</text:p>
          </table:table-cell>
          <table:table-cell table:number-columns-repeated="4"/>
          <table:table-cell table:formula="of:=[.J132]*[.O132]" office:value-type="float" office:value="17053" calcext:value-type="float">
            <text:p>17 053,0000</text:p>
          </table:table-cell>
          <table:table-cell table:number-columns-repeated="1004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raisi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207189" calcext:value-type="float">
            <text:p>207 18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19" table:formula="of:=[.L133]+([.M133]/20)+([.N133]/240)" office:value-type="float" office:value="0.575" calcext:value-type="float">
            <text:p>0,57500</text:p>
          </table:table-cell>
          <table:table-cell table:number-columns-repeated="4"/>
          <table:table-cell table:formula="of:=[.J133]*[.O133]" office:value-type="float" office:value="119133.675" calcext:value-type="float">
            <text:p>119 133,6750</text:p>
          </table:table-cell>
          <table:table-cell table:number-columns-repeated="1004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ri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454" calcext:value-type="float">
            <text:p>45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9" table:formula="of:=[.L134]+([.M134]/20)+([.N134]/240)" office:value-type="float" office:value="0.175" calcext:value-type="float">
            <text:p>0,17500</text:p>
          </table:table-cell>
          <table:table-cell table:number-columns-repeated="4"/>
          <table:table-cell table:formula="of:=[.J134]*[.O134]" office:value-type="float" office:value="79.45" calcext:value-type="float">
            <text:p>79,4500</text:p>
          </table:table-cell>
          <table:table-cell table:number-columns-repeated="1004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rogues de moru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185" calcext:value-type="float">
            <text:p>185,00</text:p>
          </table:table-cell>
          <table:table-cell office:value-type="string" calcext:value-type="string">
            <text:p>baril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19" table:formula="of:=[.L135]+([.M135]/20)+([.N135]/240)" office:value-type="float" office:value="10" calcext:value-type="float">
            <text:p>10,00000</text:p>
          </table:table-cell>
          <table:table-cell table:number-columns-repeated="4"/>
          <table:table-cell table:formula="of:=[.J135]*[.O135]" office:value-type="float" office:value="1850" calcext:value-type="float">
            <text:p>1 850,0000</text:p>
          </table:table-cell>
          <table:table-cell table:number-columns-repeated="1004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sel gem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118" calcext:value-type="float">
            <text:p>118,00</text:p>
          </table:table-cell>
          <table:table-cell office:value-type="string" calcext:value-type="string">
            <text:p>livres</text:p>
          </table:table-cell>
          <table:table-cell office:value-type="float" office:value="0.06" calcext:value-type="float">
            <text:p>0,060</text:p>
          </table:table-cell>
          <table:table-cell table:number-columns-repeated="2"/>
          <table:table-cell table:style-name="ce19" table:formula="of:=[.L136]+([.M136]/20)+([.N136]/240)" office:value-type="float" office:value="0.06" calcext:value-type="float">
            <text:p>0,06000</text:p>
          </table:table-cell>
          <table:table-cell table:number-columns-repeated="4"/>
          <table:table-cell table:formula="of:=[.J136]*[.O136]" office:value-type="float" office:value="7.08" calcext:value-type="float">
            <text:p>7,0800</text:p>
          </table:table-cell>
          <table:table-cell/>
          <table:table-cell office:value-type="string" calcext:value-type="string">
            <text:p>6 L %</text:p>
          </table:table-cell>
          <table:table-cell table:number-columns-repeated="1002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souff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'Hollande</text:p>
          </table:table-cell>
          <table:table-cell office:value-type="float" office:value="31933" calcext:value-type="float">
            <text:p>31 933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9" table:formula="of:=[.L137]+([.M137]/20)+([.N137]/240)" office:value-type="float" office:value="0.125" calcext:value-type="float">
            <text:p>0,12500</text:p>
          </table:table-cell>
          <table:table-cell table:number-columns-repeated="4"/>
          <table:table-cell table:formula="of:=[.J137]*[.O137]" office:value-type="float" office:value="3991.625" calcext:value-type="float">
            <text:p>3 991,6250</text:p>
          </table:table-cell>
          <table:table-cell table:number-columns-repeated="1004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lin cru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u Nord</text:p>
          </table:table-cell>
          <table:table-cell office:value-type="float" office:value="160420" calcext:value-type="float">
            <text:p>160 42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19" table:formula="of:=[.L138]+([.M138]/20)+([.N138]/240)" office:value-type="float" office:value="0.35" calcext:value-type="float">
            <text:p>0,35000</text:p>
          </table:table-cell>
          <table:table-cell table:number-columns-repeated="4"/>
          <table:table-cell table:formula="of:=[.J138]*[.O138]" office:value-type="float" office:value="56147" calcext:value-type="float">
            <text:p>56 147,0000</text:p>
          </table:table-cell>
          <table:table-cell table:number-columns-repeated="1004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ois de Brési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e Portugal</text:p>
          </table:table-cell>
          <table:table-cell office:value-type="float" office:value="24330" calcext:value-type="float">
            <text:p>24 330,00</text:p>
          </table:table-cell>
          <table:table-cell office:value-type="string" calcext:value-type="string">
            <text:p>livres</text:p>
          </table:table-cell>
          <table:table-cell office:value-type="float" office:value="0.28" calcext:value-type="float">
            <text:p>0,280</text:p>
          </table:table-cell>
          <table:table-cell table:number-columns-repeated="2"/>
          <table:table-cell table:style-name="ce19" table:formula="of:=[.L139]+([.M139]/20)+([.N139]/240)" office:value-type="float" office:value="0.28" calcext:value-type="float">
            <text:p>0,28000</text:p>
          </table:table-cell>
          <table:table-cell table:number-columns-repeated="4"/>
          <table:table-cell table:formula="of:=[.J139]*[.O139]" office:value-type="float" office:value="6812.4" calcext:value-type="float">
            <text:p>6 812,4000</text:p>
          </table:table-cell>
          <table:table-cell/>
          <table:table-cell office:value-type="string" calcext:value-type="string">
            <text:p>28 L %</text:p>
          </table:table-cell>
          <table:table-cell table:number-columns-repeated="1002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7" calcext:value-type="float">
            <text:p>1757</text:p>
          </table:table-cell>
          <table:table-cell table:style-name="ce8" office:value-type="string" calcext:value-type="string">
            <text:p>coco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e Portugal</text:p>
          </table:table-cell>
          <table:table-cell office:value-type="float" office:value="10000" calcext:value-type="float">
            <text:p>10 000,00</text:p>
          </table:table-cell>
          <table:table-cell office:value-type="string" calcext:value-type="string">
            <text:p>livres</text:p>
          </table:table-cell>
          <table:table-cell office:value-type="float" office:value="0.01" calcext:value-type="float">
            <text:p>0,010</text:p>
          </table:table-cell>
          <table:table-cell table:number-columns-repeated="2"/>
          <table:table-cell table:style-name="ce19" table:formula="of:=[.L140]+([.M140]/20)+([.N140]/240)" office:value-type="float" office:value="0.01" calcext:value-type="float">
            <text:p>0,01000</text:p>
          </table:table-cell>
          <table:table-cell table:number-columns-repeated="4"/>
          <table:table-cell table:formula="of:=[.J140]*[.O140]" office:value-type="float" office:value="100" calcext:value-type="float">
            <text:p>100,0000</text:p>
          </table:table-cell>
          <table:table-cell/>
          <table:table-cell office:value-type="string" calcext:value-type="string">
            <text:p>10 L %%</text:p>
          </table:table-cell>
          <table:table-cell table:number-columns-repeated="1002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figu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e Portugal</text:p>
          </table:table-cell>
          <table:table-cell office:value-type="float" office:value="60291" calcext:value-type="float">
            <text:p>60 29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19" table:formula="of:=[.L141]+([.M141]/20)+([.N141]/240)" office:value-type="float" office:value="0.15" calcext:value-type="float">
            <text:p>0,15000</text:p>
          </table:table-cell>
          <table:table-cell table:number-columns-repeated="4"/>
          <table:table-cell table:formula="of:=[.J141]*[.O141]" office:value-type="float" office:value="9043.65" calcext:value-type="float">
            <text:p>9 043,6500</text:p>
          </table:table-cell>
          <table:table-cell table:number-columns-repeated="1004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orang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e Portugal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caiss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19" table:formula="of:=[.L142]+([.M142]/20)+([.N142]/240)" office:value-type="float" office:value="10" calcext:value-type="float">
            <text:p>10,00000</text:p>
          </table:table-cell>
          <table:table-cell table:number-columns-repeated="4"/>
          <table:table-cell table:formula="of:=[.J142]*[.O142]" office:value-type="float" office:value="30" calcext:value-type="float">
            <text:p>30,0000</text:p>
          </table:table-cell>
          <table:table-cell table:number-columns-repeated="1004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hanvre crû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e Russie</text:p>
          </table:table-cell>
          <table:table-cell office:value-type="float" office:value="323253" calcext:value-type="float">
            <text:p>323 253,00</text:p>
          </table:table-cell>
          <table:table-cell office:value-type="string" calcext:value-type="string">
            <text:p>livres</text:p>
          </table:table-cell>
          <table:table-cell office:value-type="float" office:value="0.18" calcext:value-type="float">
            <text:p>0,180</text:p>
          </table:table-cell>
          <table:table-cell table:number-columns-repeated="2"/>
          <table:table-cell table:style-name="ce19" table:formula="of:=[.L143]+([.M143]/20)+([.N143]/240)" office:value-type="float" office:value="0.18" calcext:value-type="float">
            <text:p>0,18000</text:p>
          </table:table-cell>
          <table:table-cell table:number-columns-repeated="4"/>
          <table:table-cell table:formula="of:=[.J143]*[.O143]" office:value-type="float" office:value="58185.54" calcext:value-type="float">
            <text:p>58 185,5400</text:p>
          </table:table-cell>
          <table:table-cell/>
          <table:table-cell office:value-type="string" calcext:value-type="string">
            <text:p>18 L %</text:p>
          </table:table-cell>
          <table:table-cell table:number-columns-repeated="1002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acier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e Suède</text:p>
          </table:table-cell>
          <table:table-cell office:value-type="float" office:value="27355" calcext:value-type="float">
            <text:p>27 35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19" table:formula="of:=[.L144]+([.M144]/20)+([.N144]/240)" office:value-type="float" office:value="0.25" calcext:value-type="float">
            <text:p>0,25000</text:p>
          </table:table-cell>
          <table:table-cell table:number-columns-repeated="4"/>
          <table:table-cell table:formula="of:=[.J144]*[.O144]" office:value-type="float" office:value="6838.75" calcext:value-type="float">
            <text:p>6 838,7500</text:p>
          </table:table-cell>
          <table:table-cell/>
          <table:table-cell office:value-type="string" calcext:value-type="string">
            <text:p>unité monétaire absente</text:p>
          </table:table-cell>
          <table:table-cell table:number-columns-repeated="1002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alu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e Suède</text:p>
          </table:table-cell>
          <table:table-cell office:value-type="float" office:value="21260" calcext:value-type="float">
            <text:p>21 26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19" table:formula="of:=[.L145]+([.M145]/20)+([.N145]/240)" office:value-type="float" office:value="0.2" calcext:value-type="float">
            <text:p>0,20000</text:p>
          </table:table-cell>
          <table:table-cell table:number-columns-repeated="4"/>
          <table:table-cell table:formula="of:=[.J145]*[.O145]" office:value-type="float" office:value="4252" calcext:value-type="float">
            <text:p>4 252,0000</text:p>
          </table:table-cell>
          <table:table-cell table:number-columns-repeated="1004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bray gr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e Suède</text:p>
          </table:table-cell>
          <table:table-cell office:value-type="float" office:value="173" calcext:value-type="float">
            <text:p>173,00</text:p>
          </table:table-cell>
          <table:table-cell office:value-type="string" calcext:value-type="string">
            <text:p>baril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19" table:formula="of:=[.L146]+([.M146]/20)+([.N146]/240)" office:value-type="float" office:value="22" calcext:value-type="float">
            <text:p>22,00000</text:p>
          </table:table-cell>
          <table:table-cell table:number-columns-repeated="4"/>
          <table:table-cell table:formula="of:=[.J146]*[.O146]" office:value-type="float" office:value="3806" calcext:value-type="float">
            <text:p>3 806,0000</text:p>
          </table:table-cell>
          <table:table-cell table:number-columns-repeated="1004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harbon de terr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e Suède</text:p>
          </table:table-cell>
          <table:table-cell office:value-type="float" office:value="480" calcext:value-type="float">
            <text:p>480,00</text:p>
          </table:table-cell>
          <table:table-cell office:value-type="string" calcext:value-type="string">
            <text:p>bariqu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19" table:formula="of:=[.L147]+([.M147]/20)+([.N147]/240)" office:value-type="float" office:value="10" calcext:value-type="float">
            <text:p>10,00000</text:p>
          </table:table-cell>
          <table:table-cell table:number-columns-repeated="4"/>
          <table:table-cell table:formula="of:=[.J147]*[.O147]" office:value-type="float" office:value="4800" calcext:value-type="float">
            <text:p>4 800,0000</text:p>
          </table:table-cell>
          <table:table-cell table:number-columns-repeated="1004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espars de sap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e Suède</text:p>
          </table:table-cell>
          <table:table-cell office:value-type="float" office:value="420" calcext:value-type="float">
            <text:p>42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19" table:formula="of:=[.L148]+([.M148]/20)+([.N148]/240)" office:value-type="float" office:value="2.5" calcext:value-type="float">
            <text:p>2,50000</text:p>
          </table:table-cell>
          <table:table-cell table:number-columns-repeated="4"/>
          <table:table-cell table:formula="of:=[.J148]*[.O148]" office:value-type="float" office:value="1050" calcext:value-type="float">
            <text:p>1 050,0000</text:p>
          </table:table-cell>
          <table:table-cell table:number-columns-repeated="1004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e Suède</text:p>
          </table:table-cell>
          <table:table-cell office:value-type="float" office:value="357882" calcext:value-type="float">
            <text:p>357 88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19" table:formula="of:=[.L149]+([.M149]/20)+([.N149]/240)" office:value-type="float" office:value="0.15" calcext:value-type="float">
            <text:p>0,15000</text:p>
          </table:table-cell>
          <table:table-cell table:number-columns-repeated="4"/>
          <table:table-cell table:formula="of:=[.J149]*[.O149]" office:value-type="float" office:value="53682.3" calcext:value-type="float">
            <text:p>53 682,3000</text:p>
          </table:table-cell>
          <table:table-cell table:number-columns-repeated="1004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goudro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e Suède</text:p>
          </table:table-cell>
          <table:table-cell office:value-type="float" office:value="241" calcext:value-type="float">
            <text:p>241,00</text:p>
          </table:table-cell>
          <table:table-cell office:value-type="string" calcext:value-type="string">
            <text:p>baril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19" table:formula="of:=[.L150]+([.M150]/20)+([.N150]/240)" office:value-type="float" office:value="22" calcext:value-type="float">
            <text:p>22,00000</text:p>
          </table:table-cell>
          <table:table-cell table:number-columns-repeated="4"/>
          <table:table-cell table:formula="of:=[.J150]*[.O150]" office:value-type="float" office:value="5302" calcext:value-type="float">
            <text:p>5 302,0000</text:p>
          </table:table-cell>
          <table:table-cell table:number-columns-repeated="1004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matreaux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e Suèd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matreaux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19" table:formula="of:=[.L151]+([.M151]/20)+([.N151]/240)" office:value-type="float" office:value="40" calcext:value-type="float">
            <text:p>40,00000</text:p>
          </table:table-cell>
          <table:table-cell table:number-columns-repeated="4"/>
          <table:table-cell table:formula="of:=[.J151]*[.O151]" office:value-type="float" office:value="120" calcext:value-type="float">
            <text:p>120,0000</text:p>
          </table:table-cell>
          <table:table-cell table:number-columns-repeated="1004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lanches de sapin de 10 à 12 pied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e Suède</text:p>
          </table:table-cell>
          <table:table-cell office:value-type="float" office:value="24768" calcext:value-type="float">
            <text:p>24 768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19" table:formula="of:=[.L152]+([.M152]/20)+([.N152]/240)" office:value-type="float" office:value="1" calcext:value-type="float">
            <text:p>1,00000</text:p>
          </table:table-cell>
          <table:table-cell table:number-columns-repeated="4"/>
          <table:table-cell table:formula="of:=[.J152]*[.O152]" office:value-type="float" office:value="24768" calcext:value-type="float">
            <text:p>24 768,0000</text:p>
          </table:table-cell>
          <table:table-cell table:number-columns-repeated="1004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lanches de sapin de 12 à 13 pied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e Suède</text:p>
          </table:table-cell>
          <table:table-cell office:value-type="float" office:value="17463" calcext:value-type="float">
            <text:p>17 463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19" table:formula="of:=[.L153]+([.M153]/20)+([.N153]/240)" office:value-type="float" office:value="1.2" calcext:value-type="float">
            <text:p>1,20000</text:p>
          </table:table-cell>
          <table:table-cell table:number-columns-repeated="4"/>
          <table:table-cell table:formula="of:=[.J153]*[.O153]" office:value-type="float" office:value="20955.6" calcext:value-type="float">
            <text:p>20 955,6000</text:p>
          </table:table-cell>
          <table:table-cell table:number-columns-repeated="1004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lanches de sapin de 4 à 5 pied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e Suède</text:p>
          </table:table-cell>
          <table:table-cell office:value-type="float" office:value="1584" calcext:value-type="float">
            <text:p>1 584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19" table:formula="of:=[.L154]+([.M154]/20)+([.N154]/240)" office:value-type="float" office:value="0.4" calcext:value-type="float">
            <text:p>0,40000</text:p>
          </table:table-cell>
          <table:table-cell table:number-columns-repeated="4"/>
          <table:table-cell table:formula="of:=[.J154]*[.O154]" office:value-type="float" office:value="633.6" calcext:value-type="float">
            <text:p>633,6000</text:p>
          </table:table-cell>
          <table:table-cell/>
          <table:table-cell office:value-type="string" calcext:value-type="string">
            <text:p>À 6 S ou 10 S</text:p>
          </table:table-cell>
          <table:table-cell table:number-columns-repeated="1002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lanches de sapin de 5 pied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e Suède</text:p>
          </table:table-cell>
          <table:table-cell office:value-type="float" office:value="1554" calcext:value-type="float">
            <text:p>1 554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19" table:formula="of:=[.L155]+([.M155]/20)+([.N155]/240)" office:value-type="float" office:value="0.5" calcext:value-type="float">
            <text:p>0,50000</text:p>
          </table:table-cell>
          <table:table-cell table:number-columns-repeated="4"/>
          <table:table-cell table:formula="of:=[.J155]*[.O155]" office:value-type="float" office:value="777" calcext:value-type="float">
            <text:p>777,0000</text:p>
          </table:table-cell>
          <table:table-cell table:number-columns-repeated="1004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e Suède</text:p>
          </table:table-cell>
          <table:table-cell office:value-type="float" office:value="4616" calcext:value-type="float">
            <text:p>4 616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19" table:formula="of:=[.L156]+([.M156]/20)+([.N156]/240)" office:value-type="float" office:value="0.5" calcext:value-type="float">
            <text:p>0,50000</text:p>
          </table:table-cell>
          <table:table-cell table:number-columns-repeated="4"/>
          <table:table-cell table:formula="of:=[.J156]*[.O156]" office:value-type="float" office:value="2308" calcext:value-type="float">
            <text:p>2 308,0000</text:p>
          </table:table-cell>
          <table:table-cell table:number-columns-repeated="1004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7" calcext:value-type="float">
            <text:p>1757</text:p>
          </table:table-cell>
          <table:table-cell table:style-name="ce8" office:value-type="string" calcext:value-type="string">
            <text:p>bois de Siramonba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es Isles françoises de l'Amériqu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19" table:formula="of:=[.L157]+([.M157]/20)+([.N157]/240)" office:value-type="float" office:value="0.1" calcext:value-type="float">
            <text:p>0,10000</text:p>
          </table:table-cell>
          <table:table-cell table:number-columns-repeated="4"/>
          <table:table-cell table:formula="of:=[.J157]*[.O157]" office:value-type="float" office:value="10" calcext:value-type="float">
            <text:p>10,0000</text:p>
          </table:table-cell>
          <table:table-cell table:number-columns-repeated="1004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acao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es Isles françoises de l'Amérique</text:p>
          </table:table-cell>
          <table:table-cell office:value-type="float" office:value="34319" calcext:value-type="float">
            <text:p>34 319,00</text:p>
          </table:table-cell>
          <table:table-cell office:value-type="string" calcext:value-type="string">
            <text:p>livres</text:p>
          </table:table-cell>
          <table:table-cell office:value-type="float" office:value="0.26" calcext:value-type="float">
            <text:p>0,260</text:p>
          </table:table-cell>
          <table:table-cell table:number-columns-repeated="2"/>
          <table:table-cell table:style-name="ce19" table:formula="of:=[.L158]+([.M158]/20)+([.N158]/240)" office:value-type="float" office:value="0.26" calcext:value-type="float">
            <text:p>0,26000</text:p>
          </table:table-cell>
          <table:table-cell table:number-columns-repeated="4"/>
          <table:table-cell table:formula="of:=[.J158]*[.O158]" office:value-type="float" office:value="8922.94" calcext:value-type="float">
            <text:p>8 922,9400</text:p>
          </table:table-cell>
          <table:table-cell/>
          <table:table-cell office:value-type="string" calcext:value-type="string">
            <text:p>26 L %</text:p>
          </table:table-cell>
          <table:table-cell table:number-columns-repeated="1002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aff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es Isles françoises de l'Amérique</text:p>
          </table:table-cell>
          <table:table-cell office:value-type="float" office:value="59580" calcext:value-type="float">
            <text:p>59 58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19" table:formula="of:=[.L159]+([.M159]/20)+([.N159]/240)" office:value-type="float" office:value="0.45" calcext:value-type="float">
            <text:p>0,45000</text:p>
          </table:table-cell>
          <table:table-cell table:number-columns-repeated="4"/>
          <table:table-cell table:formula="of:=[.J159]*[.O159]" office:value-type="float" office:value="26811" calcext:value-type="float">
            <text:p>26 811,0000</text:p>
          </table:table-cell>
          <table:table-cell table:number-columns-repeated="1004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onfiture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es Isles françoises de l'Amérique</text:p>
          </table:table-cell>
          <table:table-cell office:value-type="float" office:value="87" calcext:value-type="float">
            <text:p>87,00</text:p>
          </table:table-cell>
          <table:table-cell office:value-type="string" calcext:value-type="string">
            <text:p>livres</text:p>
          </table:table-cell>
          <table:table-cell office:value-type="float" office:value="0.4" calcext:value-type="float">
            <text:p>0,400</text:p>
          </table:table-cell>
          <table:table-cell table:number-columns-repeated="2"/>
          <table:table-cell table:style-name="ce19" table:formula="of:=[.L160]+([.M160]/20)+([.N160]/240)" office:value-type="float" office:value="0.4" calcext:value-type="float">
            <text:p>0,40000</text:p>
          </table:table-cell>
          <table:table-cell table:number-columns-repeated="4"/>
          <table:table-cell table:formula="of:=[.J160]*[.O160]" office:value-type="float" office:value="34.8" calcext:value-type="float">
            <text:p>34,8000</text:p>
          </table:table-cell>
          <table:table-cell/>
          <table:table-cell office:value-type="string" calcext:value-type="string">
            <text:p>40 L %</text:p>
          </table:table-cell>
          <table:table-cell table:number-columns-repeated="1002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oton en lain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es Isles françoises de l'Amérique</text:p>
          </table:table-cell>
          <table:table-cell office:value-type="float" office:value="4733" calcext:value-type="float">
            <text:p>4 733,00</text:p>
          </table:table-cell>
          <table:table-cell office:value-type="string" calcext:value-type="string">
            <text:p>livres</text:p>
          </table:table-cell>
          <table:table-cell office:value-type="float" office:value="0.69" calcext:value-type="float">
            <text:p>0,690</text:p>
          </table:table-cell>
          <table:table-cell table:number-columns-repeated="2"/>
          <table:table-cell table:style-name="ce19" table:formula="of:=[.L161]+([.M161]/20)+([.N161]/240)" office:value-type="float" office:value="0.69" calcext:value-type="float">
            <text:p>0,69000</text:p>
          </table:table-cell>
          <table:table-cell table:number-columns-repeated="4"/>
          <table:table-cell table:formula="of:=[.J161]*[.O161]" office:value-type="float" office:value="3265.77" calcext:value-type="float">
            <text:p>3 265,7700</text:p>
          </table:table-cell>
          <table:table-cell/>
          <table:table-cell office:value-type="string" calcext:value-type="string">
            <text:p>69 L %</text:p>
          </table:table-cell>
          <table:table-cell table:number-columns-repeated="1002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uirs de boeuf en poil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es Isles françoises de l'Amérique</text:p>
          </table:table-cell>
          <table:table-cell office:value-type="float" office:value="205" calcext:value-type="float">
            <text:p>205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19" table:formula="of:=[.L162]+([.M162]/20)+([.N162]/240)" office:value-type="float" office:value="6" calcext:value-type="float">
            <text:p>6,00000</text:p>
          </table:table-cell>
          <table:table-cell table:number-columns-repeated="4"/>
          <table:table-cell table:formula="of:=[.J162]*[.O162]" office:value-type="float" office:value="1230" calcext:value-type="float">
            <text:p>1 230,0000</text:p>
          </table:table-cell>
          <table:table-cell table:number-columns-repeated="1004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cuirs de boeuf tanné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es Isles françoises de l'Amérique</text:p>
          </table:table-cell>
          <table:table-cell office:value-type="float" office:value="1246" calcext:value-type="float">
            <text:p>1 246,00</text:p>
          </table:table-cell>
          <table:table-cell office:value-type="string" calcext:value-type="string">
            <text:p>livres</text:p>
          </table:table-cell>
          <table:table-cell office:value-type="float" office:value="0.27" calcext:value-type="float">
            <text:p>0,270</text:p>
          </table:table-cell>
          <table:table-cell table:number-columns-repeated="2"/>
          <table:table-cell table:style-name="ce19" table:formula="of:=[.L163]+([.M163]/20)+([.N163]/240)" office:value-type="float" office:value="0.27" calcext:value-type="float">
            <text:p>0,27000</text:p>
          </table:table-cell>
          <table:table-cell table:number-columns-repeated="4"/>
          <table:table-cell table:formula="of:=[.J163]*[.O163]" office:value-type="float" office:value="336.42" calcext:value-type="float">
            <text:p>336,4200</text:p>
          </table:table-cell>
          <table:table-cell/>
          <table:table-cell office:value-type="string" calcext:value-type="string">
            <text:p>27 L %</text:p>
          </table:table-cell>
          <table:table-cell table:number-columns-repeated="1002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dents de morphil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es Isles françoises de l'Amérique</text:p>
          </table:table-cell>
          <table:table-cell office:value-type="float" office:value="339" calcext:value-type="float">
            <text:p>33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19" table:formula="of:=[.L164]+([.M164]/20)+([.N164]/240)" office:value-type="float" office:value="2.5" calcext:value-type="float">
            <text:p>2,50000</text:p>
          </table:table-cell>
          <table:table-cell table:number-columns-repeated="4"/>
          <table:table-cell table:formula="of:=[.J164]*[.O164]" office:value-type="float" office:value="847.5" calcext:value-type="float">
            <text:p>847,5000</text:p>
          </table:table-cell>
          <table:table-cell table:number-columns-repeated="1004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ecailles de tortu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es Isles françoises de l'Amérique</text:p>
          </table:table-cell>
          <table:table-cell office:value-type="float" office:value="75" calcext:value-type="float">
            <text:p>75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19" table:formula="of:=[.L165]+([.M165]/20)+([.N165]/240)" office:value-type="float" office:value="4" calcext:value-type="float">
            <text:p>4,00000</text:p>
          </table:table-cell>
          <table:table-cell table:number-columns-repeated="4"/>
          <table:table-cell table:formula="of:=[.J165]*[.O165]" office:value-type="float" office:value="300" calcext:value-type="float">
            <text:p>300,0000</text:p>
          </table:table-cell>
          <table:table-cell table:number-columns-repeated="1004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indigo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es Isles françoises de l'Amérique</text:p>
          </table:table-cell>
          <table:table-cell office:value-type="float" office:value="6471" calcext:value-type="float">
            <text:p>6 471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9" table:formula="of:=[.L166]+([.M166]/20)+([.N166]/240)" office:value-type="float" office:value="3.75" calcext:value-type="float">
            <text:p>3,75000</text:p>
          </table:table-cell>
          <table:table-cell table:number-columns-repeated="4"/>
          <table:table-cell table:formula="of:=[.J166]*[.O166]" office:value-type="float" office:value="24266.25" calcext:value-type="float">
            <text:p>24 266,2500</text:p>
          </table:table-cell>
          <table:table-cell table:number-columns-repeated="1004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liqueurs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es Isles françoises de l'Amérique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19" table:formula="of:=[.L167]+([.M167]/20)+([.N167]/240)" office:value-type="float" office:value="1.5" calcext:value-type="float">
            <text:p>1,50000</text:p>
          </table:table-cell>
          <table:table-cell table:number-columns-repeated="4"/>
          <table:table-cell table:formula="of:=[.J167]*[.O167]" office:value-type="float" office:value="24" calcext:value-type="float">
            <text:p>24,0000</text:p>
          </table:table-cell>
          <table:table-cell table:number-columns-repeated="1004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rocou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es Isles françoises de l'Amérique</text:p>
          </table:table-cell>
          <table:table-cell office:value-type="float" office:value="1300" calcext:value-type="float">
            <text:p>1 300,00</text:p>
          </table:table-cell>
          <table:table-cell office:value-type="string" calcext:value-type="string">
            <text:p>livres</text:p>
          </table:table-cell>
          <table:table-cell office:value-type="float" office:value="0.19" calcext:value-type="float">
            <text:p>0,190</text:p>
          </table:table-cell>
          <table:table-cell table:number-columns-repeated="2"/>
          <table:table-cell table:style-name="ce19" table:formula="of:=[.L168]+([.M168]/20)+([.N168]/240)" office:value-type="float" office:value="0.19" calcext:value-type="float">
            <text:p>0,19000</text:p>
          </table:table-cell>
          <table:table-cell table:number-columns-repeated="4"/>
          <table:table-cell table:formula="of:=[.J168]*[.O168]" office:value-type="float" office:value="247" calcext:value-type="float">
            <text:p>247,0000</text:p>
          </table:table-cell>
          <table:table-cell table:number-columns-repeated="1004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sirop mélass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es Isles françoises de l'Amérique</text:p>
          </table:table-cell>
          <table:table-cell office:value-type="float" office:value="78" calcext:value-type="float">
            <text:p>7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19" table:formula="of:=[.L169]+([.M169]/20)+([.N169]/240)" office:value-type="float" office:value="0.1" calcext:value-type="float">
            <text:p>0,10000</text:p>
          </table:table-cell>
          <table:table-cell table:number-columns-repeated="4"/>
          <table:table-cell table:formula="of:=[.J169]*[.O169]" office:value-type="float" office:value="7.8" calcext:value-type="float">
            <text:p>7,8000</text:p>
          </table:table-cell>
          <table:table-cell table:number-columns-repeated="1004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sucre brut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es Isles françoises de l'Amérique</text:p>
          </table:table-cell>
          <table:table-cell office:value-type="float" office:value="359006" calcext:value-type="float">
            <text:p>359 006,00</text:p>
          </table:table-cell>
          <table:table-cell office:value-type="string" calcext:value-type="string">
            <text:p>livres</text:p>
          </table:table-cell>
          <table:table-cell office:value-type="float" office:value="0.14" calcext:value-type="float">
            <text:p>0,140</text:p>
          </table:table-cell>
          <table:table-cell table:number-columns-repeated="2"/>
          <table:table-cell table:style-name="ce19" table:formula="of:=[.L170]+([.M170]/20)+([.N170]/240)" office:value-type="float" office:value="0.14" calcext:value-type="float">
            <text:p>0,14000</text:p>
          </table:table-cell>
          <table:table-cell table:number-columns-repeated="4"/>
          <table:table-cell table:formula="of:=[.J170]*[.O170]" office:value-type="float" office:value="50260.84" calcext:value-type="float">
            <text:p>50 260,8400</text:p>
          </table:table-cell>
          <table:table-cell/>
          <table:table-cell office:value-type="string" calcext:value-type="string">
            <text:p>14 L %</text:p>
          </table:table-cell>
          <table:table-cell table:number-columns-repeated="1002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sucre terré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es Isles françoises de l'Amérique</text:p>
          </table:table-cell>
          <table:table-cell office:value-type="float" office:value="716857" calcext:value-type="float">
            <text:p>716 857,00</text:p>
          </table:table-cell>
          <table:table-cell office:value-type="string" calcext:value-type="string">
            <text:p>livres</text:p>
          </table:table-cell>
          <table:table-cell office:value-type="float" office:value="0.23" calcext:value-type="float">
            <text:p>0,230</text:p>
          </table:table-cell>
          <table:table-cell table:number-columns-repeated="2"/>
          <table:table-cell table:style-name="ce19" table:formula="of:=[.L171]+([.M171]/20)+([.N171]/240)" office:value-type="float" office:value="0.23" calcext:value-type="float">
            <text:p>0,23000</text:p>
          </table:table-cell>
          <table:table-cell table:number-columns-repeated="4"/>
          <table:table-cell table:formula="of:=[.J171]*[.O171]" office:value-type="float" office:value="164877.11" calcext:value-type="float">
            <text:p>164 877,1100</text:p>
          </table:table-cell>
          <table:table-cell/>
          <table:table-cell office:value-type="string" calcext:value-type="string">
            <text:p>23 L %</text:p>
          </table:table-cell>
          <table:table-cell table:number-columns-repeated="1002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57" calcext:value-type="float">
            <text:p>1757</text:p>
          </table:table-cell>
          <table:table-cell office:value-type="string" calcext:value-type="string">
            <text:p>sucre teste</text:p>
          </table:table-cell>
          <table:table-cell table:style-name="ce2" office:value-type="string" calcext:value-type="string">
            <text:p>Rennes</text:p>
          </table:table-cell>
          <table:table-cell table:style-name="ce10" office:value-type="string" calcext:value-type="string">
            <text:p>des Isles françoises de l'Amérique</text:p>
          </table:table-cell>
          <table:table-cell office:value-type="float" office:value="113849" calcext:value-type="float">
            <text:p>113 849,00</text:p>
          </table:table-cell>
          <table:table-cell office:value-type="string" calcext:value-type="string">
            <text:p>livres</text:p>
          </table:table-cell>
          <table:table-cell office:value-type="float" office:value="0.17" calcext:value-type="float">
            <text:p>0,170</text:p>
          </table:table-cell>
          <table:table-cell table:number-columns-repeated="2"/>
          <table:table-cell table:style-name="ce19" table:formula="of:=[.L172]+([.M172]/20)+([.N172]/240)" office:value-type="float" office:value="0.17" calcext:value-type="float">
            <text:p>0,17000</text:p>
          </table:table-cell>
          <table:table-cell table:number-columns-repeated="4"/>
          <table:table-cell table:formula="of:=[.J172]*[.O172]" office:value-type="float" office:value="19354.33" calcext:value-type="float">
            <text:p>19 354,3300</text:p>
          </table:table-cell>
          <table:table-cell/>
          <table:table-cell office:value-type="string" calcext:value-type="string">
            <text:p>17 L %</text:p>
          </table:table-cell>
          <table:table-cell table:number-columns-repeated="1002"/>
        </table:table-row>
        <table:table-row table:style-name="ro2" table:number-rows-repeated="164">
          <table:table-cell table:style-name="ce2" table:number-columns-repeated="4"/>
          <table:table-cell/>
          <table:table-cell table:style-name="ce5"/>
          <table:table-cell/>
          <table:table-cell table:style-name="ce2"/>
          <table:table-cell table:style-name="ce10"/>
          <table:table-cell table:number-columns-repeated="5"/>
          <table:table-cell table:style-name="ce19"/>
          <table:table-cell table:number-columns-repeated="1009"/>
        </table:table-row>
        <table:table-row table:style-name="ro2" table:number-rows-repeated="39">
          <table:table-cell table:style-name="ce2" table:number-columns-repeated="4"/>
          <table:table-cell table:number-columns-repeated="3"/>
          <table:table-cell table:style-name="ce2"/>
          <table:table-cell table:style-name="ce10"/>
          <table:table-cell table:number-columns-repeated="1015"/>
        </table:table-row>
        <table:table-row table:style-name="ro2" table:number-rows-repeated="2495">
          <table:table-cell table:style-name="ce2" table:number-columns-repeated="4"/>
          <table:table-cell table:number-columns-repeated="3"/>
          <table:table-cell table:style-name="ce2"/>
          <table:table-cell table:number-columns-repeated="1016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 table:number-rows-repeated="1045315">
          <table:table-cell table:number-columns-repeated="1024"/>
        </table:table-row>
        <table:table-row table:style-name="ro3" table:number-rows-repeated="26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U1:Sheet1.U1">
            <calcext:condition calcext:apply-style-name="ConditionalStyle_2" calcext:value="&gt;0" calcext:base-cell-address="Sheet1.U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3">
      <number:number number:decimal-places="7" loext:min-decimal-places="7" number:min-integer-digits="1" number:grouping="true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 number:grouping="true"/>
    </number:number-style>
    <number:number-style style:name="N116">
      <number:number number:decimal-places="3" loext:min-decimal-places="3" number:min-integer-digits="1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fill-character> </loext:fill-character>
      <number:text>-    </number:text>
    </number:number-style>
    <number:text-style style:name="N10121" number:language="fr" number:country="FR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fill-character> </loext:fill-character>
      <number:text>- € </number:text>
    </number:number-style>
    <number:text-style style:name="N10122" number:language="fr" number:country="FR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7T10:42:08.041446000</meta:creation-date>
    <dc:date>2017-06-17T17:49:57.170451000</dc:date>
    <meta:editing-duration>PT5M16S</meta:editing-duration>
    <meta:editing-cycles>1</meta:editing-cycles>
    <meta:document-statistic meta:table-count="1" meta:cell-count="2966" meta:object-count="0"/>
    <meta:generator>LibreOffice/5.1.6.2$MacOSX_X86_64 LibreOffice_project/07ac168c60a517dba0f0d7bc7540f5afa45f0909</meta:generator>
  </office:meta>
</office:document-meta>
</file>